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36.51mm"/>
    </style:style>
    <style:style style:name="co7" style:family="table-column">
      <style:table-column-properties fo:break-before="auto" style:column-width="29.37mm"/>
    </style:style>
    <style:style style:name="co5" style:family="table-column">
      <style:table-column-properties fo:break-before="auto" style:column-width="33.87mm"/>
    </style:style>
    <style:style style:name="co8" style:family="table-column">
      <style:table-column-properties fo:break-before="auto" style:column-width="48.42mm"/>
    </style:style>
    <style:style style:name="co9" style:family="table-column">
      <style:table-column-properties fo:break-before="auto" style:column-width="49.74mm"/>
    </style:style>
    <style:style style:name="co10" style:family="table-column">
      <style:table-column-properties fo:break-before="auto" style:column-width="62.18mm"/>
    </style:style>
    <style:style style:name="co11" style:family="table-column">
      <style:table-column-properties fo:break-before="auto" style:column-width="119.27mm"/>
    </style:style>
    <style:style style:name="co12" style:family="table-column">
      <style:table-column-properties fo:break-before="auto" style:column-width="96.63mm"/>
    </style:style>
    <style:style style:name="ro6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6.81mm" fo:break-before="auto" style:use-optimal-row-height="true"/>
    </style:style>
    <style:style style:name="ro9" style:family="table-row">
      <style:table-row-properties style:row-height="5.38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5.01mm" fo:break-before="auto" style:use-optimal-row-height="true"/>
    </style:style>
    <style:style style:name="ro1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fo:background-color="#dddddd"/>
      <style:text-properties style:text-position="" fo:font-size="12pt" style:font-size-asian="12pt" style:font-size-complex="12pt"/>
    </style:style>
    <style:style style:name="ce2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ext-properties style:text-position="" fo:font-size="12pt" style:font-size-asian="12pt" style:font-size-complex="12pt"/>
    </style:style>
    <style:style style:name="ce1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ext-properties style:text-position="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dddddd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solid" svg:stroke-color="#000000" draw:marker-start="Linienende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levance" table:style-name="ta1">
        <table:table-column table:style-name="co1" table:default-cell-style-name="ce13"/>
        <table:table-column table:style-name="co10" table:visibility="collapse" table:default-cell-style-name="ce13"/>
        <table:table-column table:style-name="co11" table:default-cell-style-name="ce13"/>
        <table:table-column table:style-name="co12" table:default-cell-style-name="ce13"/>
        <table:table-column table:style-name="co1" table:number-columns-repeated="1019" table:default-cell-style-name="ce13"/>
        <table:table-column table:style-name="co5" table:default-cell-style-name="ce13"/>
        <table:table-row table:style-name="ro9">
          <table:table-cell table:number-columns-repeated="4"/>
          <table:table-cell table:style-name="ce19" office:value-type="string" calcext:value-type="string" table:number-columns-spanned="15" table:number-rows-spanned="1">
            <text:p>Queries auf Rang</text:p>
          </table:table-cell>
          <table:covered-table-cell table:number-columns-repeated="14"/>
          <table:table-cell table:number-columns-repeated="1005"/>
        </table:table-row>
        <table:table-row table:style-name="ro9">
          <table:table-cell table:style-name="ce14" office:value-type="string" calcext:value-type="string">
            <text:p>Topic Nr</text:p>
          </table:table-cell>
          <table:table-cell table:style-name="ce16" office:value-type="string" calcext:value-type="string">
            <text:p>Number of Expected Results</text:p>
          </table:table-cell>
          <table:table-cell table:style-name="ce14" office:value-type="string" calcext:value-type="string">
            <text:p>Query</text:p>
          </table:table-cell>
          <table:table-cell table:style-name="ce14" office:value-type="string" calcext:value-type="string">
            <text:p>Expected Result</text:p>
          </table:table-cell>
          <table:table-cell table:style-name="ce20" office:value-type="float" office:value="1" calcext:value-type="float">
            <office:annotation draw:style-name="gr1" draw:text-style-name="P1" svg:width="28.84mm" svg:height="9.79mm" svg:x="266.96mm" svg:y="4.93mm" draw:caption-point-x="-6.19mm" draw:caption-point-y="0.54mm">
              <dc:date>1899-12-30T00:00:00</dc:date>
              <text:p text:style-name="P2"><text:span text:style-name="T1">Resultat auf Rang 1...n</text:span></text:p>
            </office:annotation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number-columns-repeated="5"/>
          <table:table-cell table:number-columns-repeated="1005"/>
        </table:table-row>
        <table:table-row table:style-name="ro10"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unversität weimar</text:p>
          </table:table-cell>
          <table:table-cell table:style-name="ce15" office:value-type="string" calcext:value-type="string">
            <text:p>paper von Autoren der Uni Weima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15" table:number-columns-repeated="1010"/>
        </table:table-row>
        <table:table-row table:style-name="ro10"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PAN Author Obfuscation</text:p>
          </table:table-cell>
          <table:table-cell table:style-name="ce15" office:value-type="string" calcext:value-type="string">
            <text:p>Paper, die diesen von PAN definierten Task lösen.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1010"/>
        </table:table-row>
        <table:table-row table:style-name="ro10"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recent trends</text:p>
          </table:table-cell>
          <table:table-cell table:style-name="ce15" office:value-type="string" calcext:value-type="string">
            <text:p>Paper über neue Technologien (→ Jahr)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0"/>
        </table:table-row>
        <table:table-row table:style-name="ro10">
          <table:table-cell table:style-name="ce15"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Machine learning recommendation</text:p>
          </table:table-cell>
          <table:table-cell table:style-name="ce15" office:value-type="string" calcext:value-type="string">
            <text:p>Recommendation mit machine learning.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1010"/>
        </table:table-row>
        <table:table-row table:style-name="ro10">
          <table:table-cell table:style-name="ce15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Hidden Markov Models</text:p>
          </table:table-cell>
          <table:table-cell table:style-name="ce15" office:value-type="string" calcext:value-type="string">
            <text:p>Paper mit Hidden Markov Models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1010"/>
        </table:table-row>
        <table:table-row table:style-name="ro10"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ethnical background </text:p>
          </table:table-cell>
          <table:table-cell table:style-name="ce15" office:value-type="string" calcext:value-type="string">
            <text:p>Detection of ethnical background of speaker.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table:number-columns-repeated="1010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Recurrent neural network</text:p>
          </table:table-cell>
          <table:table-cell office:value-type="string" calcext:value-type="string">
            <text:p>Paper benutzt ein RN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0"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kullback leibler divergence</text:p>
          </table:table-cell>
          <table:table-cell table:style-name="ce15" office:value-type="string" calcext:value-type="string">
            <text:p>Paper benutzt KL-Divergenz (nicht zwingend: generative models)</text:p>
          </table:table-cell>
          <table:table-cell table:number-columns-repeated="10" table:style-name="ce15" office:value-type="float" office:value="1" calcext:value-type="float">
            <text:p>1</text:p>
          </table:table-cell>
          <table:table-cell table:style-name="ce15" table:number-columns-repeated="1010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behaviour analys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10">
          <table:table-cell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Human-machine interac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Information extraction for digital text forensic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Information and knowledge retrieval and semantic search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Intelligent and/or wearable sensor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Learning author-topic models from text corpora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Nature-inspired intelligence method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New methods for detecting and eliminating network steganograph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Retrieval Model Okapi BM25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Online Evaluation Platforms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Is the Open Way a Better Way?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Plagiarism Detection in digital text forensics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1" calcext:value-type="float">
            <text:p>21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Probabilistic Retrieval Model</text:p>
          </table:table-cell>
          <table:table-cell table:style-name="Default" office:value-type="string" calcext:value-type="string">
            <text:p>einsatz von probabilistischen modellen in der digital text forensic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2" calcext:value-type="float">
            <text:p>22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Law Enforcement</text:p>
          </table:table-cell>
          <table:table-cell table:style-name="Default" office:value-type="string" calcext:value-type="string">
            <text:p>relevante dokumente enthalten beiträge zur Strafverfolgung von cyber crime - Straftaten, die mittels anwendung von Methoden der DTF, entdeckt wurden</text:p>
          </table:table-cell>
          <table:table-cell table:number-columns-repeated="10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3" calcext:value-type="float">
            <text:p>23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recommender system</text:p>
          </table:table-cell>
          <table:table-cell table:style-name="Default" office:value-type="string" calcext:value-type="string">
            <text:p>relevante dokumente sollten den einsatz von recommender systemen für einen beliebigen zweck enthalten</text:p>
          </table:table-cell>
          <table:table-cell table:number-columns-repeated="9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1">
          <table:table-cell office:value-type="float" office:value="24" calcext:value-type="float">
            <text:p>24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Social networking forensics</text:p>
          </table:table-cell>
          <table:table-cell table:style-name="Default" office:value-type="string" calcext:value-type="string">
            <text:p>relevante dokumente sollten beiträge zu social networking forensics enthalten bzw. relevant in diesem zusamenhang sind 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cyber crime</text:p>
          </table:table-cell>
          <table:table-cell table:style-name="Default" office:value-type="string" calcext:value-type="string">
            <text:p>relevante dokumente beinhalten beiträge über mögliche Formen von cyber crimes und Beiträge zu deren "bekämpfung" die DTF eingesetzt wird.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Text Alignment</text:p>
          </table:table-cell>
          <table:table-cell table:style-name="Default" office:value-type="string" calcext:value-type="string">
            <text:p>relevante dokumente beinhalten beiträge über verfahren mit Text Alignment, die in der digital text forensic angewandt werden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1">
          <table:table-cell office:value-type="float" office:value="27" calcext:value-type="float">
            <text:p>27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Text classification</text:p>
          </table:table-cell>
          <table:table-cell table:style-name="Default" office:value-type="string" calcext:value-type="string">
            <text:p>relevante dokumente beinhalten beiträge über verfahren zur klassifikation von Texten, die in der digital text forensic angewandt werden</text:p>
          </table:table-cell>
          <table:table-cell table:number-columns-repeated="10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8" calcext:value-type="float">
            <text:p>28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Text clustering</text:p>
          </table:table-cell>
          <table:table-cell table:style-name="Default" office:value-type="string" calcext:value-type="string">
            <text:p>relevante dokumente beinhalten beiträge über verfahren zum Clustering von Texten (z.B. nach genre, author), die in der digital text forensic angewandt werde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9" calcext:value-type="float">
            <text:p>29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tf Idf</text:p>
          </table:table-cell>
          <table:table-cell table:style-name="Default" office:value-type="string" calcext:value-type="string">
            <text:p>relevante dokumente beinhalten beiträge über verfahren zur Gewichtung von Termen mittels TF-IDF, die in der digital text forensic angewandt werden</text:p>
          </table:table-cell>
          <table:table-cell table:number-columns-repeated="10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30" calcext:value-type="float">
            <text:p>30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identity theft</text:p>
          </table:table-cell>
          <table:table-cell table:style-name="Default" office:value-type="string" calcext:value-type="string">
            <text:p>relevante dokumente beinhalten beiträge über Identitätsdiebstal und Methoden dagegen in der Digital Text Forensic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office:value-type="float" office:value="31" calcext:value-type="float">
            <text:p>31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Retrieval Model Vector Space Model</text:p>
          </table:table-cell>
          <table:table-cell office:value-type="string" calcext:value-type="string">
            <text:p>Paper mit Thema VSM/Nutzung VS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Big data visualization, modeling and analytics for digital text forensics</text:p>
          </table:table-cell>
          <table:table-cell office:value-type="string" calcext:value-type="string">
            <text:p>Paper zum Handling von Big Data für dt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office:value-type="float" office:value="33" calcext:value-type="float">
            <text:p>33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What is digital text forensics</text:p>
          </table:table-cell>
          <table:table-cell office:value-type="string" calcext:value-type="string">
            <text:p>Was ist digitale Text Forensi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office:value-type="float" office:value="34" calcext:value-type="float">
            <text:p>34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Ancient Documents</text:p>
          </table:table-cell>
          <table:table-cell office:value-type="string" calcext:value-type="string">
            <text:p>DTF für sehr alte Dokumente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12">
          <table:table-cell office:value-type="float" office:value="35" calcext:value-type="float">
            <text:p>35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Author Identification</text:p>
          </table:table-cell>
          <table:table-cell office:value-type="string" calcext:value-type="string">
            <text:p>Paper über AI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12">
          <table:table-cell office:value-type="float" office:value="36" calcext:value-type="float">
            <text:p>36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Author Profiling</text:p>
          </table:table-cell>
          <table:table-cell office:value-type="string" calcext:value-type="string">
            <text:p>Paper über A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2">
          <table:table-cell office:value-type="float" office:value="37" calcext:value-type="float">
            <text:p>37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Authorship Attribution</text:p>
          </table:table-cell>
          <table:table-cell office:value-type="string" calcext:value-type="string">
            <text:p>Paper über A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12">
          <table:table-cell office:value-type="float" office:value="38" calcext:value-type="float">
            <text:p>38</text:p>
          </table:table-cell>
          <table:table-cell table:style-name="ce17" office:value-type="float" office:value="10" calcext:value-type="float">
            <text:p>10</text:p>
          </table:table-cell>
          <table:table-cell table:style-name="ce18" office:value-type="string" calcext:value-type="string">
            <text:p>Jacques Savoy </text:p>
          </table:table-cell>
          <table:table-cell office:value-type="string" calcext:value-type="string">
            <text:p>Paper von/mit Jacques Savoy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2">
          <table:table-cell office:value-type="float" office:value="39" calcext:value-type="float">
            <text:p>39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Big Data Forensics</text:p>
          </table:table-cell>
          <table:table-cell office:value-type="string" calcext:value-type="string">
            <text:p>Forensic mit Big 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office:value-type="float" office:value="40" calcext:value-type="float">
            <text:p>40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crime</text:p>
          </table:table-cell>
          <table:table-cell office:value-type="string" calcext:value-type="string">
            <text:p>Verbrechensbekämpfung durch DTF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tzt überhaupt noch jemand BIM? :D</text:p>
          </table:table-cell>
          <table:table-cell table:number-columns-repeated="100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cision@k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3" table:default-cell-style-name="ce1"/>
        <table:table-column table:style-name="co5" table:number-columns-repeated="1008" table:default-cell-style-name="ce1"/>
        <table:table-row table:style-name="ro6">
          <table:table-cell table:style-name="ce9"/>
          <table:table-cell table:style-name="ce7" office:value-type="string" calcext:value-type="string" table:number-columns-spanned="15" table:number-rows-spanned="1">
            <text:p>Queries auf Ra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2" office:value-type="string" calcext:value-type="string">
            <text:p>Topic Nr</text:p>
          </table:table-cell>
          <table:table-cell table:style-name="ce10" office:value-type="float" office:value="1" calcext:value-type="float">
            <office:annotation draw:style-name="gr1" draw:text-style-name="P1" svg:width="2.884cm" svg:height="0.979cm" svg:x="6.509cm" svg:y="0.456cm" draw:caption-point-x="-0.619cm" draw:caption-point-y="0.106cm">
              <dc:date>1899-12-30T00:00:00</dc:date>
              <text:p text:style-name="P1"><text:span text:style-name="T1">Resultat auf Rang 1...n</text:span></text:p>
            </office:annotation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5"/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Relevance.E3]" office:value-type="float" office:value="1" calcext:value-type="float">
            <text:p>1</text:p>
          </table:table-cell>
          <table:table-cell table:formula="of:=SUM([Relevance.$E3:.F3])/[.$C$2]" office:value-type="float" office:value="1" calcext:value-type="float">
            <text:p>1</text:p>
          </table:table-cell>
          <table:table-cell table:formula="of:=SUM([Relevance.$E$3:.G3])/[.D2]" office:value-type="float" office:value="1" calcext:value-type="float">
            <text:p>1</text:p>
          </table:table-cell>
          <table:table-cell table:formula="of:=SUM([Relevance.$E$3:.H3])/[.E2]" office:value-type="float" office:value="1" calcext:value-type="float">
            <text:p>1</text:p>
          </table:table-cell>
          <table:table-cell table:formula="of:=SUM([Relevance.$E$3:.I3])/[.F2]" office:value-type="float" office:value="0.8" calcext:value-type="float">
            <text:p>0,8</text:p>
          </table:table-cell>
          <table:table-cell table:formula="of:=SUM([Relevance.$E$3:.J3])/[.G2]" office:value-type="float" office:value="0.833333333333333" calcext:value-type="float">
            <text:p>0,8333333333</text:p>
          </table:table-cell>
          <table:table-cell table:formula="of:=SUM([Relevance.$E$3:.K3])/[.H2]" office:value-type="float" office:value="0.857142857142857" calcext:value-type="float">
            <text:p>0,8571428571</text:p>
          </table:table-cell>
          <table:table-cell table:formula="of:=SUM([Relevance.$E$3:.L3])/[.I2]" office:value-type="float" office:value="0.875" calcext:value-type="float">
            <text:p>0,875</text:p>
          </table:table-cell>
          <table:table-cell table:formula="of:=SUM([Relevance.$E$3:.M3])/[.J2]" office:value-type="float" office:value="0.888888888888889" calcext:value-type="float">
            <text:p>0,8888888889</text:p>
          </table:table-cell>
          <table:table-cell table:formula="of:=SUM([Relevance.$E$3:.N3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Relevance.E4]" office:value-type="float" office:value="0" calcext:value-type="float">
            <text:p>0</text:p>
          </table:table-cell>
          <table:table-cell table:formula="of:=SUM([Relevance.$E4:.F4])/[.$C$2]" office:value-type="float" office:value="0.5" calcext:value-type="float">
            <text:p>0,5</text:p>
          </table:table-cell>
          <table:table-cell table:formula="of:=SUM([Relevance.$E$4:.G4])/[.D2]" office:value-type="float" office:value="0.666666666666667" calcext:value-type="float">
            <text:p>0,6666666667</text:p>
          </table:table-cell>
          <table:table-cell table:formula="of:=SUM([Relevance.$E$4:.H4])/[.E2]" office:value-type="float" office:value="0.5" calcext:value-type="float">
            <text:p>0,5</text:p>
          </table:table-cell>
          <table:table-cell table:formula="of:=SUM([Relevance.$E$4:.I4])/[.F2]" office:value-type="float" office:value="0.4" calcext:value-type="float">
            <text:p>0,4</text:p>
          </table:table-cell>
          <table:table-cell table:formula="of:=SUM([Relevance.$E$4:.J4])/[.G2]" office:value-type="float" office:value="0.333333333333333" calcext:value-type="float">
            <text:p>0,3333333333</text:p>
          </table:table-cell>
          <table:table-cell table:formula="of:=SUM([Relevance.$E$4:.K4])/[.H2]" office:value-type="float" office:value="0.285714285714286" calcext:value-type="float">
            <text:p>0,2857142857</text:p>
          </table:table-cell>
          <table:table-cell table:formula="of:=SUM([Relevance.$E$4:.L4])/[.I2]" office:value-type="float" office:value="0.25" calcext:value-type="float">
            <text:p>0,25</text:p>
          </table:table-cell>
          <table:table-cell table:formula="of:=SUM([Relevance.$E$4:.M4])/[.J2]" office:value-type="float" office:value="0.333333333333333" calcext:value-type="float">
            <text:p>0,3333333333</text:p>
          </table:table-cell>
          <table:table-cell table:formula="of:=SUM([Relevance.$E$4:.N4])/[.K2]" office:value-type="float" office:value="0.4" calcext:value-type="float">
            <text:p>0,4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Relevance.E5]" office:value-type="float" office:value="0" calcext:value-type="float">
            <text:p>0</text:p>
          </table:table-cell>
          <table:table-cell table:formula="of:=SUM([Relevance.$E5:.F5])/[.$C$2]" office:value-type="float" office:value="0.5" calcext:value-type="float">
            <text:p>0,5</text:p>
          </table:table-cell>
          <table:table-cell table:formula="of:=SUM([Relevance.$E$5:.G5])/[.D2]" office:value-type="float" office:value="0.333333333333333" calcext:value-type="float">
            <text:p>0,3333333333</text:p>
          </table:table-cell>
          <table:table-cell table:formula="of:=SUM([Relevance.$E$5:.H5])/[.E2]" office:value-type="float" office:value="0.5" calcext:value-type="float">
            <text:p>0,5</text:p>
          </table:table-cell>
          <table:table-cell table:formula="of:=SUM([Relevance.$E$5:.I5])/[.F2]" office:value-type="float" office:value="0.6" calcext:value-type="float">
            <text:p>0,6</text:p>
          </table:table-cell>
          <table:table-cell table:formula="of:=SUM([Relevance.$E$5:.J5])/[.G2]" office:value-type="float" office:value="0.5" calcext:value-type="float">
            <text:p>0,5</text:p>
          </table:table-cell>
          <table:table-cell table:formula="of:=SUM([Relevance.$E$5:.K5])/[.H2]" office:value-type="float" office:value="0.571428571428571" calcext:value-type="float">
            <text:p>0,5714285714</text:p>
          </table:table-cell>
          <table:table-cell table:formula="of:=SUM([Relevance.$E$5:.L5])/[.I2]" office:value-type="float" office:value="0.625" calcext:value-type="float">
            <text:p>0,625</text:p>
          </table:table-cell>
          <table:table-cell table:formula="of:=SUM([Relevance.$E$5:.M5])/[.J2]" office:value-type="float" office:value="0.666666666666667" calcext:value-type="float">
            <text:p>0,6666666667</text:p>
          </table:table-cell>
          <table:table-cell table:formula="of:=SUM([Relevance.$E$5:.N5])/[.K2]" office:value-type="float" office:value="0.6" calcext:value-type="float">
            <text:p>0,6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Relevance.E6]" office:value-type="float" office:value="0" calcext:value-type="float">
            <text:p>0</text:p>
          </table:table-cell>
          <table:table-cell table:formula="of:=SUM([Relevance.$E6:.F6])/[.$C$2]" office:value-type="float" office:value="0" calcext:value-type="float">
            <text:p>0</text:p>
          </table:table-cell>
          <table:table-cell table:formula="of:=SUM([Relevance.$E$6:.G6])/[.D2]" office:value-type="float" office:value="0.333333333333333" calcext:value-type="float">
            <text:p>0,3333333333</text:p>
          </table:table-cell>
          <table:table-cell table:formula="of:=SUM([Relevance.$E$6:.H6])/[.E2]" office:value-type="float" office:value="0.5" calcext:value-type="float">
            <text:p>0,5</text:p>
          </table:table-cell>
          <table:table-cell table:formula="of:=SUM([Relevance.$E$6:.I6])/[.F2]" office:value-type="float" office:value="0.4" calcext:value-type="float">
            <text:p>0,4</text:p>
          </table:table-cell>
          <table:table-cell table:formula="of:=SUM([Relevance.$E$6:.J6])/[.G2]" office:value-type="float" office:value="0.5" calcext:value-type="float">
            <text:p>0,5</text:p>
          </table:table-cell>
          <table:table-cell table:formula="of:=SUM([Relevance.$E$6:.K6])/[.H2]" office:value-type="float" office:value="0.428571428571429" calcext:value-type="float">
            <text:p>0,4285714286</text:p>
          </table:table-cell>
          <table:table-cell table:formula="of:=SUM([Relevance.$E$6:.L6])/[.I2]" office:value-type="float" office:value="0.5" calcext:value-type="float">
            <text:p>0,5</text:p>
          </table:table-cell>
          <table:table-cell table:formula="of:=SUM([Relevance.$E$6:.M6])/[.J2]" office:value-type="float" office:value="0.444444444444444" calcext:value-type="float">
            <text:p>0,4444444444</text:p>
          </table:table-cell>
          <table:table-cell table:formula="of:=SUM([Relevance.$E$6:.N6])/[.K2]" office:value-type="float" office:value="0.4" calcext:value-type="float">
            <text:p>0,4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Relevance.E7]" office:value-type="float" office:value="1" calcext:value-type="float">
            <text:p>1</text:p>
          </table:table-cell>
          <table:table-cell table:formula="of:=SUM([Relevance.$E7:.F7])/[.$C$2]" office:value-type="float" office:value="1" calcext:value-type="float">
            <text:p>1</text:p>
          </table:table-cell>
          <table:table-cell table:formula="of:=SUM([Relevance.$E$7:.G7])/[.D2]" office:value-type="float" office:value="1" calcext:value-type="float">
            <text:p>1</text:p>
          </table:table-cell>
          <table:table-cell table:formula="of:=SUM([Relevance.$E$7:.H7])/[.E2]" office:value-type="float" office:value="1" calcext:value-type="float">
            <text:p>1</text:p>
          </table:table-cell>
          <table:table-cell table:formula="of:=SUM([Relevance.$E$7:.I7])/[.F2]" office:value-type="float" office:value="1" calcext:value-type="float">
            <text:p>1</text:p>
          </table:table-cell>
          <table:table-cell table:formula="of:=SUM([Relevance.$E$7:.J7])/[.G2]" office:value-type="float" office:value="0.833333333333333" calcext:value-type="float">
            <text:p>0,8333333333</text:p>
          </table:table-cell>
          <table:table-cell table:formula="of:=SUM([Relevance.$E$7:.K7])/[.H2]" office:value-type="float" office:value="0.857142857142857" calcext:value-type="float">
            <text:p>0,8571428571</text:p>
          </table:table-cell>
          <table:table-cell table:formula="of:=SUM([Relevance.$E$7:.L7])/[.I2]" office:value-type="float" office:value="0.75" calcext:value-type="float">
            <text:p>0,75</text:p>
          </table:table-cell>
          <table:table-cell table:formula="of:=SUM([Relevance.$E$7:.M7])/[.J2]" office:value-type="float" office:value="0.777777777777778" calcext:value-type="float">
            <text:p>0,7777777778</text:p>
          </table:table-cell>
          <table:table-cell table:formula="of:=SUM([Relevance.$E$7:.N7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Relevance.E8]" office:value-type="float" office:value="1" calcext:value-type="float">
            <text:p>1</text:p>
          </table:table-cell>
          <table:table-cell table:formula="of:=SUM([Relevance.$E8:.F8])/[.$C$2]" office:value-type="float" office:value="1" calcext:value-type="float">
            <text:p>1</text:p>
          </table:table-cell>
          <table:table-cell table:formula="of:=SUM([Relevance.$E$8:.G8])/[.D2]" office:value-type="float" office:value="0.666666666666667" calcext:value-type="float">
            <text:p>0,6666666667</text:p>
          </table:table-cell>
          <table:table-cell table:formula="of:=SUM([Relevance.$E$8:.H8])/[.E2]" office:value-type="float" office:value="0.5" calcext:value-type="float">
            <text:p>0,5</text:p>
          </table:table-cell>
          <table:table-cell table:formula="of:=SUM([Relevance.$E$8:.I8])/[.F2]" office:value-type="float" office:value="0.4" calcext:value-type="float">
            <text:p>0,4</text:p>
          </table:table-cell>
          <table:table-cell table:formula="of:=SUM([Relevance.$E$8:.J8])/[.G2]" office:value-type="float" office:value="0.333333333333333" calcext:value-type="float">
            <text:p>0,3333333333</text:p>
          </table:table-cell>
          <table:table-cell table:formula="of:=SUM([Relevance.$E$8:.K8])/[.H2]" office:value-type="float" office:value="0.285714285714286" calcext:value-type="float">
            <text:p>0,2857142857</text:p>
          </table:table-cell>
          <table:table-cell table:formula="of:=SUM([Relevance.$E$8:.L8])/[.I2]" office:value-type="float" office:value="0.25" calcext:value-type="float">
            <text:p>0,25</text:p>
          </table:table-cell>
          <table:table-cell table:formula="of:=SUM([Relevance.$E$8:.M8])/[.J2]" office:value-type="float" office:value="0.222222222222222" calcext:value-type="float">
            <text:p>0,2222222222</text:p>
          </table:table-cell>
          <table:table-cell table:formula="of:=SUM([Relevance.$E$8:.N8])/[.K2]" office:value-type="float" office:value="0.2" calcext:value-type="float">
            <text:p>0,2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Relevance.E9]" office:value-type="float" office:value="1" calcext:value-type="float">
            <text:p>1</text:p>
          </table:table-cell>
          <table:table-cell table:formula="of:=SUM([Relevance.$E9:.F9])/[.$C$2]" office:value-type="float" office:value="0.5" calcext:value-type="float">
            <text:p>0,5</text:p>
          </table:table-cell>
          <table:table-cell table:formula="of:=SUM([Relevance.$E$9:.G9])/[.D2]" office:value-type="float" office:value="0.333333333333333" calcext:value-type="float">
            <text:p>0,3333333333</text:p>
          </table:table-cell>
          <table:table-cell table:formula="of:=SUM([Relevance.$E$9:.H9])/[.E2]" office:value-type="float" office:value="0.25" calcext:value-type="float">
            <text:p>0,25</text:p>
          </table:table-cell>
          <table:table-cell table:formula="of:=SUM([Relevance.$E$9:.I9])/[.F2]" office:value-type="float" office:value="0.4" calcext:value-type="float">
            <text:p>0,4</text:p>
          </table:table-cell>
          <table:table-cell table:formula="of:=SUM([Relevance.$E$9:.J9])/[.G2]" office:value-type="float" office:value="0.333333333333333" calcext:value-type="float">
            <text:p>0,3333333333</text:p>
          </table:table-cell>
          <table:table-cell table:formula="of:=SUM([Relevance.$E$9:.K9])/[.H2]" office:value-type="float" office:value="0.285714285714286" calcext:value-type="float">
            <text:p>0,2857142857</text:p>
          </table:table-cell>
          <table:table-cell table:formula="of:=SUM([Relevance.$E$9:.L9])/[.I2]" office:value-type="float" office:value="0.25" calcext:value-type="float">
            <text:p>0,25</text:p>
          </table:table-cell>
          <table:table-cell table:formula="of:=SUM([Relevance.$E$9:.M9])/[.J2]" office:value-type="float" office:value="0.222222222222222" calcext:value-type="float">
            <text:p>0,2222222222</text:p>
          </table:table-cell>
          <table:table-cell table:formula="of:=SUM([Relevance.$E$9:.N9])/[.K2]" office:value-type="float" office:value="0.3" calcext:value-type="float">
            <text:p>0,3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Relevance.E10]" office:value-type="float" office:value="1" calcext:value-type="float">
            <text:p>1</text:p>
          </table:table-cell>
          <table:table-cell table:formula="of:=SUM([Relevance.$E10:.F10])/[.$C$2]" office:value-type="float" office:value="1" calcext:value-type="float">
            <text:p>1</text:p>
          </table:table-cell>
          <table:table-cell table:formula="of:=SUM([Relevance.$E$10:.G10])/[.D2]" office:value-type="float" office:value="1" calcext:value-type="float">
            <text:p>1</text:p>
          </table:table-cell>
          <table:table-cell table:formula="of:=SUM([Relevance.$E$10:.H10])/[.E2]" office:value-type="float" office:value="1" calcext:value-type="float">
            <text:p>1</text:p>
          </table:table-cell>
          <table:table-cell table:formula="of:=SUM([Relevance.$E$10:.I10])/[.F2]" office:value-type="float" office:value="1" calcext:value-type="float">
            <text:p>1</text:p>
          </table:table-cell>
          <table:table-cell table:formula="of:=SUM([Relevance.$E$10:.J10])/[.G2]" office:value-type="float" office:value="1" calcext:value-type="float">
            <text:p>1</text:p>
          </table:table-cell>
          <table:table-cell table:formula="of:=SUM([Relevance.$E$10:.K10])/[.H2]" office:value-type="float" office:value="1" calcext:value-type="float">
            <text:p>1</text:p>
          </table:table-cell>
          <table:table-cell table:formula="of:=SUM([Relevance.$E$10:.L10])/[.I2]" office:value-type="float" office:value="1" calcext:value-type="float">
            <text:p>1</text:p>
          </table:table-cell>
          <table:table-cell table:formula="of:=SUM([Relevance.$E$10:.M10])/[.J2]" office:value-type="float" office:value="1" calcext:value-type="float">
            <text:p>1</text:p>
          </table:table-cell>
          <table:table-cell table:formula="of:=SUM([Relevance.$E$10:.N10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Relevance.E11]" office:value-type="float" office:value="1" calcext:value-type="float">
            <text:p>1</text:p>
          </table:table-cell>
          <table:table-cell table:formula="of:=SUM([Relevance.$E11:.F11])/[.$C$2]" office:value-type="float" office:value="0.5" calcext:value-type="float">
            <text:p>0,5</text:p>
          </table:table-cell>
          <table:table-cell table:formula="of:=SUM([Relevance.$E$11:.G11])/[.D2]" office:value-type="float" office:value="0.666666666666667" calcext:value-type="float">
            <text:p>0,6666666667</text:p>
          </table:table-cell>
          <table:table-cell table:formula="of:=SUM([Relevance.$E$11:.H11])/[.E2]" office:value-type="float" office:value="0.75" calcext:value-type="float">
            <text:p>0,75</text:p>
          </table:table-cell>
          <table:table-cell table:formula="of:=SUM([Relevance.$E$11:.I11])/[.F2]" office:value-type="float" office:value="0.8" calcext:value-type="float">
            <text:p>0,8</text:p>
          </table:table-cell>
          <table:table-cell table:formula="of:=SUM([Relevance.$E$11:.J11])/[.G2]" office:value-type="float" office:value="0.666666666666667" calcext:value-type="float">
            <text:p>0,6666666667</text:p>
          </table:table-cell>
          <table:table-cell table:formula="of:=SUM([Relevance.$E$11:.K11])/[.H2]" office:value-type="float" office:value="0.714285714285714" calcext:value-type="float">
            <text:p>0,7142857143</text:p>
          </table:table-cell>
          <table:table-cell table:formula="of:=SUM([Relevance.$E$11:.L11])/[.I2]" office:value-type="float" office:value="0.75" calcext:value-type="float">
            <text:p>0,75</text:p>
          </table:table-cell>
          <table:table-cell table:formula="of:=SUM([Relevance.$E$11:.M11])/[.J2]" office:value-type="float" office:value="0.777777777777778" calcext:value-type="float">
            <text:p>0,7777777778</text:p>
          </table:table-cell>
          <table:table-cell table:formula="of:=SUM([Relevance.$E$11:.N11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Relevance.E12]" office:value-type="float" office:value="0" calcext:value-type="float">
            <text:p>0</text:p>
          </table:table-cell>
          <table:table-cell table:formula="of:=SUM([Relevance.$E12:.F12])/[.$C$2]" office:value-type="float" office:value="0.5" calcext:value-type="float">
            <text:p>0,5</text:p>
          </table:table-cell>
          <table:table-cell table:formula="of:=SUM([Relevance.$E$12:.G12])/[.D2]" office:value-type="float" office:value="0.333333333333333" calcext:value-type="float">
            <text:p>0,3333333333</text:p>
          </table:table-cell>
          <table:table-cell table:formula="of:=SUM([Relevance.$E$12:.H12])/[.E2]" office:value-type="float" office:value="0.25" calcext:value-type="float">
            <text:p>0,25</text:p>
          </table:table-cell>
          <table:table-cell table:formula="of:=SUM([Relevance.$E$12:.I12])/[.F2]" office:value-type="float" office:value="0.4" calcext:value-type="float">
            <text:p>0,4</text:p>
          </table:table-cell>
          <table:table-cell table:formula="of:=SUM([Relevance.$E$12:.J12])/[.G2]" office:value-type="float" office:value="0.333333333333333" calcext:value-type="float">
            <text:p>0,3333333333</text:p>
          </table:table-cell>
          <table:table-cell table:formula="of:=SUM([Relevance.$E$12:.K12])/[.H2]" office:value-type="float" office:value="0.285714285714286" calcext:value-type="float">
            <text:p>0,2857142857</text:p>
          </table:table-cell>
          <table:table-cell table:formula="of:=SUM([Relevance.$E$12:.L12])/[.I2]" office:value-type="float" office:value="0.25" calcext:value-type="float">
            <text:p>0,25</text:p>
          </table:table-cell>
          <table:table-cell table:formula="of:=SUM([Relevance.$E$12:.M12])/[.J2]" office:value-type="float" office:value="0.222222222222222" calcext:value-type="float">
            <text:p>0,2222222222</text:p>
          </table:table-cell>
          <table:table-cell table:formula="of:=SUM([Relevance.$E$12:.N12])/[.K2]" office:value-type="float" office:value="0.2" calcext:value-type="float">
            <text:p>0,2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Relevance.E13]" office:value-type="float" office:value="1" calcext:value-type="float">
            <text:p>1</text:p>
          </table:table-cell>
          <table:table-cell table:formula="of:=SUM([Relevance.$E13:.F13])/[.$C$2]" office:value-type="float" office:value="1" calcext:value-type="float">
            <text:p>1</text:p>
          </table:table-cell>
          <table:table-cell table:formula="of:=SUM([Relevance.$E$13:.G13])/[.D2]" office:value-type="float" office:value="1" calcext:value-type="float">
            <text:p>1</text:p>
          </table:table-cell>
          <table:table-cell table:formula="of:=SUM([Relevance.$E$13:.H13])/[.E2]" office:value-type="float" office:value="1" calcext:value-type="float">
            <text:p>1</text:p>
          </table:table-cell>
          <table:table-cell table:formula="of:=SUM([Relevance.$E$13:.I13])/[.F2]" office:value-type="float" office:value="0.8" calcext:value-type="float">
            <text:p>0,8</text:p>
          </table:table-cell>
          <table:table-cell table:formula="of:=SUM([Relevance.$E$13:.J13])/[.G2]" office:value-type="float" office:value="0.833333333333333" calcext:value-type="float">
            <text:p>0,8333333333</text:p>
          </table:table-cell>
          <table:table-cell table:formula="of:=SUM([Relevance.$E$13:.K13])/[.H2]" office:value-type="float" office:value="0.857142857142857" calcext:value-type="float">
            <text:p>0,8571428571</text:p>
          </table:table-cell>
          <table:table-cell table:formula="of:=SUM([Relevance.$E$13:.L13])/[.I2]" office:value-type="float" office:value="0.875" calcext:value-type="float">
            <text:p>0,875</text:p>
          </table:table-cell>
          <table:table-cell table:formula="of:=SUM([Relevance.$E$13:.M13])/[.J2]" office:value-type="float" office:value="0.888888888888889" calcext:value-type="float">
            <text:p>0,8888888889</text:p>
          </table:table-cell>
          <table:table-cell table:formula="of:=SUM([Relevance.$E$13:.N13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Relevance.E14]" office:value-type="float" office:value="0" calcext:value-type="float">
            <text:p>0</text:p>
          </table:table-cell>
          <table:table-cell table:formula="of:=SUM([Relevance.$E14:.F14])/[.$C$2]" office:value-type="float" office:value="0.5" calcext:value-type="float">
            <text:p>0,5</text:p>
          </table:table-cell>
          <table:table-cell table:formula="of:=SUM([Relevance.$E$14:.G14])/[.D2]" office:value-type="float" office:value="0.666666666666667" calcext:value-type="float">
            <text:p>0,6666666667</text:p>
          </table:table-cell>
          <table:table-cell table:formula="of:=SUM([Relevance.$E$14:.H14])/[.E2]" office:value-type="float" office:value="0.75" calcext:value-type="float">
            <text:p>0,75</text:p>
          </table:table-cell>
          <table:table-cell table:formula="of:=SUM([Relevance.$E$14:.I14])/[.F2]" office:value-type="float" office:value="0.6" calcext:value-type="float">
            <text:p>0,6</text:p>
          </table:table-cell>
          <table:table-cell table:formula="of:=SUM([Relevance.$E$14:.J14])/[.G2]" office:value-type="float" office:value="0.666666666666667" calcext:value-type="float">
            <text:p>0,6666666667</text:p>
          </table:table-cell>
          <table:table-cell table:formula="of:=SUM([Relevance.$E$14:.K14])/[.H2]" office:value-type="float" office:value="0.714285714285714" calcext:value-type="float">
            <text:p>0,7142857143</text:p>
          </table:table-cell>
          <table:table-cell table:formula="of:=SUM([Relevance.$E$14:.L14])/[.I2]" office:value-type="float" office:value="0.75" calcext:value-type="float">
            <text:p>0,75</text:p>
          </table:table-cell>
          <table:table-cell table:formula="of:=SUM([Relevance.$E$14:.M14])/[.J2]" office:value-type="float" office:value="0.777777777777778" calcext:value-type="float">
            <text:p>0,7777777778</text:p>
          </table:table-cell>
          <table:table-cell table:formula="of:=SUM([Relevance.$E$14:.N14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Relevance.E15]" office:value-type="float" office:value="0" calcext:value-type="float">
            <text:p>0</text:p>
          </table:table-cell>
          <table:table-cell table:formula="of:=SUM([Relevance.$E15:.F15])/[.$C$2]" office:value-type="float" office:value="0" calcext:value-type="float">
            <text:p>0</text:p>
          </table:table-cell>
          <table:table-cell table:formula="of:=SUM([Relevance.$E$15:.G15])/[.D2]" office:value-type="float" office:value="0" calcext:value-type="float">
            <text:p>0</text:p>
          </table:table-cell>
          <table:table-cell table:formula="of:=SUM([Relevance.$E$15:.H15])/[.E2]" office:value-type="float" office:value="0" calcext:value-type="float">
            <text:p>0</text:p>
          </table:table-cell>
          <table:table-cell table:formula="of:=SUM([Relevance.$E$15:.I15])/[.F2]" office:value-type="float" office:value="0" calcext:value-type="float">
            <text:p>0</text:p>
          </table:table-cell>
          <table:table-cell table:formula="of:=SUM([Relevance.$E$15:.J15])/[.G2]" office:value-type="float" office:value="0" calcext:value-type="float">
            <text:p>0</text:p>
          </table:table-cell>
          <table:table-cell table:formula="of:=SUM([Relevance.$E$15:.K15])/[.H2]" office:value-type="float" office:value="0" calcext:value-type="float">
            <text:p>0</text:p>
          </table:table-cell>
          <table:table-cell table:formula="of:=SUM([Relevance.$E$15:.L15])/[.I2]" office:value-type="float" office:value="0" calcext:value-type="float">
            <text:p>0</text:p>
          </table:table-cell>
          <table:table-cell table:formula="of:=SUM([Relevance.$E$15:.M15])/[.J2]" office:value-type="float" office:value="0" calcext:value-type="float">
            <text:p>0</text:p>
          </table:table-cell>
          <table:table-cell table:formula="of:=SUM([Relevance.$E$15:.N15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Relevance.E16]" office:value-type="float" office:value="1" calcext:value-type="float">
            <text:p>1</text:p>
          </table:table-cell>
          <table:table-cell table:formula="of:=SUM([Relevance.$E16:.F16])/[.$C$2]" office:value-type="float" office:value="1" calcext:value-type="float">
            <text:p>1</text:p>
          </table:table-cell>
          <table:table-cell table:formula="of:=SUM([Relevance.$E$16:.G16])/[.D2]" office:value-type="float" office:value="1" calcext:value-type="float">
            <text:p>1</text:p>
          </table:table-cell>
          <table:table-cell table:formula="of:=SUM([Relevance.$E$16:.H16])/[.E2]" office:value-type="float" office:value="1" calcext:value-type="float">
            <text:p>1</text:p>
          </table:table-cell>
          <table:table-cell table:formula="of:=SUM([Relevance.$E$16:.I16])/[.F2]" office:value-type="float" office:value="1" calcext:value-type="float">
            <text:p>1</text:p>
          </table:table-cell>
          <table:table-cell table:formula="of:=SUM([Relevance.$E$16:.J16])/[.G2]" office:value-type="float" office:value="1" calcext:value-type="float">
            <text:p>1</text:p>
          </table:table-cell>
          <table:table-cell table:formula="of:=SUM([Relevance.$E$16:.K16])/[.H2]" office:value-type="float" office:value="1" calcext:value-type="float">
            <text:p>1</text:p>
          </table:table-cell>
          <table:table-cell table:formula="of:=SUM([Relevance.$E$16:.L16])/[.I2]" office:value-type="float" office:value="1" calcext:value-type="float">
            <text:p>1</text:p>
          </table:table-cell>
          <table:table-cell table:formula="of:=SUM([Relevance.$E$16:.M16])/[.J2]" office:value-type="float" office:value="1" calcext:value-type="float">
            <text:p>1</text:p>
          </table:table-cell>
          <table:table-cell table:formula="of:=SUM([Relevance.$E$16:.N16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Relevance.E17]" office:value-type="float" office:value="1" calcext:value-type="float">
            <text:p>1</text:p>
          </table:table-cell>
          <table:table-cell table:formula="of:=SUM([Relevance.$E17:.F17])/[.$C$2]" office:value-type="float" office:value="0.5" calcext:value-type="float">
            <text:p>0,5</text:p>
          </table:table-cell>
          <table:table-cell table:formula="of:=SUM([Relevance.$E$17:.G17])/[.D2]" office:value-type="float" office:value="0.666666666666667" calcext:value-type="float">
            <text:p>0,6666666667</text:p>
          </table:table-cell>
          <table:table-cell table:formula="of:=SUM([Relevance.$E$17:.H17])/[.E2]" office:value-type="float" office:value="0.5" calcext:value-type="float">
            <text:p>0,5</text:p>
          </table:table-cell>
          <table:table-cell table:formula="of:=SUM([Relevance.$E$17:.I17])/[.F2]" office:value-type="float" office:value="0.6" calcext:value-type="float">
            <text:p>0,6</text:p>
          </table:table-cell>
          <table:table-cell table:formula="of:=SUM([Relevance.$E$17:.J17])/[.G2]" office:value-type="float" office:value="0.666666666666667" calcext:value-type="float">
            <text:p>0,6666666667</text:p>
          </table:table-cell>
          <table:table-cell table:formula="of:=SUM([Relevance.$E$17:.K17])/[.H2]" office:value-type="float" office:value="0.714285714285714" calcext:value-type="float">
            <text:p>0,7142857143</text:p>
          </table:table-cell>
          <table:table-cell table:formula="of:=SUM([Relevance.$E$17:.L17])/[.I2]" office:value-type="float" office:value="0.625" calcext:value-type="float">
            <text:p>0,625</text:p>
          </table:table-cell>
          <table:table-cell table:formula="of:=SUM([Relevance.$E$17:.M17])/[.J2]" office:value-type="float" office:value="0.666666666666667" calcext:value-type="float">
            <text:p>0,6666666667</text:p>
          </table:table-cell>
          <table:table-cell table:formula="of:=SUM([Relevance.$E$17:.N17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Relevance.E18]" office:value-type="float" office:value="1" calcext:value-type="float">
            <text:p>1</text:p>
          </table:table-cell>
          <table:table-cell table:formula="of:=SUM([Relevance.$E18:.F18])/[.$C$2]" office:value-type="float" office:value="1" calcext:value-type="float">
            <text:p>1</text:p>
          </table:table-cell>
          <table:table-cell table:formula="of:=SUM([Relevance.$E$18:.G18])/[.D2]" office:value-type="float" office:value="1" calcext:value-type="float">
            <text:p>1</text:p>
          </table:table-cell>
          <table:table-cell table:formula="of:=SUM([Relevance.$E$18:.H18])/[.E2]" office:value-type="float" office:value="0.75" calcext:value-type="float">
            <text:p>0,75</text:p>
          </table:table-cell>
          <table:table-cell table:formula="of:=SUM([Relevance.$E$18:.I18])/[.F2]" office:value-type="float" office:value="0.6" calcext:value-type="float">
            <text:p>0,6</text:p>
          </table:table-cell>
          <table:table-cell table:formula="of:=SUM([Relevance.$E$18:.J18])/[.G2]" office:value-type="float" office:value="0.666666666666667" calcext:value-type="float">
            <text:p>0,6666666667</text:p>
          </table:table-cell>
          <table:table-cell table:formula="of:=SUM([Relevance.$E$18:.K18])/[.H2]" office:value-type="float" office:value="0.714285714285714" calcext:value-type="float">
            <text:p>0,7142857143</text:p>
          </table:table-cell>
          <table:table-cell table:formula="of:=SUM([Relevance.$E$18:.L18])/[.I2]" office:value-type="float" office:value="0.625" calcext:value-type="float">
            <text:p>0,625</text:p>
          </table:table-cell>
          <table:table-cell table:formula="of:=SUM([Relevance.$E$18:.M18])/[.J2]" office:value-type="float" office:value="0.666666666666667" calcext:value-type="float">
            <text:p>0,6666666667</text:p>
          </table:table-cell>
          <table:table-cell table:formula="of:=SUM([Relevance.$E$18:.N18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Relevance.E19]" office:value-type="float" office:value="1" calcext:value-type="float">
            <text:p>1</text:p>
          </table:table-cell>
          <table:table-cell table:formula="of:=SUM([Relevance.$E19:.F19])/[.$C$2]" office:value-type="float" office:value="1" calcext:value-type="float">
            <text:p>1</text:p>
          </table:table-cell>
          <table:table-cell table:formula="of:=SUM([Relevance.$E$19:.G19])/[.D2]" office:value-type="float" office:value="1" calcext:value-type="float">
            <text:p>1</text:p>
          </table:table-cell>
          <table:table-cell table:formula="of:=SUM([Relevance.$E$19:.H19])/[.E2]" office:value-type="float" office:value="1" calcext:value-type="float">
            <text:p>1</text:p>
          </table:table-cell>
          <table:table-cell table:formula="of:=SUM([Relevance.$E$19:.I19])/[.F2]" office:value-type="float" office:value="1" calcext:value-type="float">
            <text:p>1</text:p>
          </table:table-cell>
          <table:table-cell table:formula="of:=SUM([Relevance.$E$19:.J19])/[.G2]" office:value-type="float" office:value="0.833333333333333" calcext:value-type="float">
            <text:p>0,8333333333</text:p>
          </table:table-cell>
          <table:table-cell table:formula="of:=SUM([Relevance.$E$19:.K19])/[.H2]" office:value-type="float" office:value="0.857142857142857" calcext:value-type="float">
            <text:p>0,8571428571</text:p>
          </table:table-cell>
          <table:table-cell table:formula="of:=SUM([Relevance.$E$19:.L19])/[.I2]" office:value-type="float" office:value="0.875" calcext:value-type="float">
            <text:p>0,875</text:p>
          </table:table-cell>
          <table:table-cell table:formula="of:=SUM([Relevance.$E$19:.M19])/[.J2]" office:value-type="float" office:value="0.888888888888889" calcext:value-type="float">
            <text:p>0,8888888889</text:p>
          </table:table-cell>
          <table:table-cell table:formula="of:=SUM([Relevance.$E$19:.N19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Relevance.E20]" office:value-type="float" office:value="1" calcext:value-type="float">
            <text:p>1</text:p>
          </table:table-cell>
          <table:table-cell table:formula="of:=SUM([Relevance.$E20:.F20])/[.$C$2]" office:value-type="float" office:value="1" calcext:value-type="float">
            <text:p>1</text:p>
          </table:table-cell>
          <table:table-cell table:formula="of:=SUM([Relevance.$E$20:.G20])/[.D2]" office:value-type="float" office:value="1" calcext:value-type="float">
            <text:p>1</text:p>
          </table:table-cell>
          <table:table-cell table:formula="of:=SUM([Relevance.$E$20:.H20])/[.E2]" office:value-type="float" office:value="1" calcext:value-type="float">
            <text:p>1</text:p>
          </table:table-cell>
          <table:table-cell table:formula="of:=SUM([Relevance.$E$20:.I20])/[.F2]" office:value-type="float" office:value="1" calcext:value-type="float">
            <text:p>1</text:p>
          </table:table-cell>
          <table:table-cell table:formula="of:=SUM([Relevance.$E$20:.J20])/[.G2]" office:value-type="float" office:value="1" calcext:value-type="float">
            <text:p>1</text:p>
          </table:table-cell>
          <table:table-cell table:formula="of:=SUM([Relevance.$E$20:.K20])/[.H2]" office:value-type="float" office:value="1" calcext:value-type="float">
            <text:p>1</text:p>
          </table:table-cell>
          <table:table-cell table:formula="of:=SUM([Relevance.$E$20:.L20])/[.I2]" office:value-type="float" office:value="1" calcext:value-type="float">
            <text:p>1</text:p>
          </table:table-cell>
          <table:table-cell table:formula="of:=SUM([Relevance.$E$20:.M20])/[.J2]" office:value-type="float" office:value="1" calcext:value-type="float">
            <text:p>1</text:p>
          </table:table-cell>
          <table:table-cell table:formula="of:=SUM([Relevance.$E$20:.N20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Relevance.E21]" office:value-type="float" office:value="0" calcext:value-type="float">
            <text:p>0</text:p>
          </table:table-cell>
          <table:table-cell table:formula="of:=SUM([Relevance.$E21:.F21])/[.$C$2]" office:value-type="float" office:value="0" calcext:value-type="float">
            <text:p>0</text:p>
          </table:table-cell>
          <table:table-cell table:formula="of:=SUM([Relevance.$E$21:.G21])/[.D2]" office:value-type="float" office:value="0" calcext:value-type="float">
            <text:p>0</text:p>
          </table:table-cell>
          <table:table-cell table:formula="of:=SUM([Relevance.$E$21:.H21])/[.E2]" office:value-type="float" office:value="0" calcext:value-type="float">
            <text:p>0</text:p>
          </table:table-cell>
          <table:table-cell table:formula="of:=SUM([Relevance.$E$21:.I21])/[.F2]" office:value-type="float" office:value="0" calcext:value-type="float">
            <text:p>0</text:p>
          </table:table-cell>
          <table:table-cell table:formula="of:=SUM([Relevance.$E$21:.J21])/[.G2]" office:value-type="float" office:value="0" calcext:value-type="float">
            <text:p>0</text:p>
          </table:table-cell>
          <table:table-cell table:formula="of:=SUM([Relevance.$E$21:.K21])/[.H2]" office:value-type="float" office:value="0" calcext:value-type="float">
            <text:p>0</text:p>
          </table:table-cell>
          <table:table-cell table:formula="of:=SUM([Relevance.$E$21:.L21])/[.I2]" office:value-type="float" office:value="0" calcext:value-type="float">
            <text:p>0</text:p>
          </table:table-cell>
          <table:table-cell table:formula="of:=SUM([Relevance.$E$21:.M21])/[.J2]" office:value-type="float" office:value="0" calcext:value-type="float">
            <text:p>0</text:p>
          </table:table-cell>
          <table:table-cell table:formula="of:=SUM([Relevance.$E$21:.N21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Relevance.E22]" office:value-type="float" office:value="1" calcext:value-type="float">
            <text:p>1</text:p>
          </table:table-cell>
          <table:table-cell table:formula="of:=SUM([Relevance.$E22:.F22])/[.$C$2]" office:value-type="float" office:value="1" calcext:value-type="float">
            <text:p>1</text:p>
          </table:table-cell>
          <table:table-cell table:formula="of:=SUM([Relevance.$E$22:.G22])/[.D2]" office:value-type="float" office:value="1" calcext:value-type="float">
            <text:p>1</text:p>
          </table:table-cell>
          <table:table-cell table:formula="of:=SUM([Relevance.$E$22:.H22])/[.E2]" office:value-type="float" office:value="1" calcext:value-type="float">
            <text:p>1</text:p>
          </table:table-cell>
          <table:table-cell table:formula="of:=SUM([Relevance.$E$22:.I22])/[.F2]" office:value-type="float" office:value="1" calcext:value-type="float">
            <text:p>1</text:p>
          </table:table-cell>
          <table:table-cell table:formula="of:=SUM([Relevance.$E$22:.J22])/[.G2]" office:value-type="float" office:value="1" calcext:value-type="float">
            <text:p>1</text:p>
          </table:table-cell>
          <table:table-cell table:formula="of:=SUM([Relevance.$E$22:.K22])/[.H2]" office:value-type="float" office:value="1" calcext:value-type="float">
            <text:p>1</text:p>
          </table:table-cell>
          <table:table-cell table:formula="of:=SUM([Relevance.$E$22:.L22])/[.I2]" office:value-type="float" office:value="1" calcext:value-type="float">
            <text:p>1</text:p>
          </table:table-cell>
          <table:table-cell table:formula="of:=SUM([Relevance.$E$22:.M22])/[.J2]" office:value-type="float" office:value="1" calcext:value-type="float">
            <text:p>1</text:p>
          </table:table-cell>
          <table:table-cell table:formula="of:=SUM([Relevance.$E$22:.N22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Relevance.E23]" office:value-type="float" office:value="1" calcext:value-type="float">
            <text:p>1</text:p>
          </table:table-cell>
          <table:table-cell table:formula="of:=SUM([Relevance.$E23:.F23])/[.$C$2]" office:value-type="float" office:value="1" calcext:value-type="float">
            <text:p>1</text:p>
          </table:table-cell>
          <table:table-cell table:formula="of:=SUM([Relevance.$E$23:.G23])/[.D2]" office:value-type="float" office:value="1" calcext:value-type="float">
            <text:p>1</text:p>
          </table:table-cell>
          <table:table-cell table:formula="of:=SUM([Relevance.$E$23:.H23])/[.E2]" office:value-type="float" office:value="1" calcext:value-type="float">
            <text:p>1</text:p>
          </table:table-cell>
          <table:table-cell table:formula="of:=SUM([Relevance.$E$23:.I23])/[.F2]" office:value-type="float" office:value="1" calcext:value-type="float">
            <text:p>1</text:p>
          </table:table-cell>
          <table:table-cell table:formula="of:=SUM([Relevance.$E$23:.J23])/[.G2]" office:value-type="float" office:value="1" calcext:value-type="float">
            <text:p>1</text:p>
          </table:table-cell>
          <table:table-cell table:formula="of:=SUM([Relevance.$E$23:.K23])/[.H2]" office:value-type="float" office:value="0.857142857142857" calcext:value-type="float">
            <text:p>0,8571428571</text:p>
          </table:table-cell>
          <table:table-cell table:formula="of:=SUM([Relevance.$E$23:.L23])/[.I2]" office:value-type="float" office:value="0.75" calcext:value-type="float">
            <text:p>0,75</text:p>
          </table:table-cell>
          <table:table-cell table:formula="of:=SUM([Relevance.$E$23:.M23])/[.J2]" office:value-type="float" office:value="0.777777777777778" calcext:value-type="float">
            <text:p>0,7777777778</text:p>
          </table:table-cell>
          <table:table-cell table:formula="of:=SUM([Relevance.$E$23:.N23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Relevance.E24]" office:value-type="float" office:value="1" calcext:value-type="float">
            <text:p>1</text:p>
          </table:table-cell>
          <table:table-cell table:formula="of:=SUM([Relevance.$E24:.F24])/[.$C$2]" office:value-type="float" office:value="1" calcext:value-type="float">
            <text:p>1</text:p>
          </table:table-cell>
          <table:table-cell table:formula="of:=SUM([Relevance.$E$24:.G24])/[.D2]" office:value-type="float" office:value="1" calcext:value-type="float">
            <text:p>1</text:p>
          </table:table-cell>
          <table:table-cell table:formula="of:=SUM([Relevance.$E$24:.H24])/[.E2]" office:value-type="float" office:value="1" calcext:value-type="float">
            <text:p>1</text:p>
          </table:table-cell>
          <table:table-cell table:formula="of:=SUM([Relevance.$E$24:.I24])/[.F2]" office:value-type="float" office:value="1" calcext:value-type="float">
            <text:p>1</text:p>
          </table:table-cell>
          <table:table-cell table:formula="of:=SUM([Relevance.$E$24:.J24])/[.G2]" office:value-type="float" office:value="1" calcext:value-type="float">
            <text:p>1</text:p>
          </table:table-cell>
          <table:table-cell table:formula="of:=SUM([Relevance.$E$24:.K24])/[.H2]" office:value-type="float" office:value="1" calcext:value-type="float">
            <text:p>1</text:p>
          </table:table-cell>
          <table:table-cell table:formula="of:=SUM([Relevance.$E$24:.L24])/[.I2]" office:value-type="float" office:value="1" calcext:value-type="float">
            <text:p>1</text:p>
          </table:table-cell>
          <table:table-cell table:formula="of:=SUM([Relevance.$E$24:.M24])/[.J2]" office:value-type="float" office:value="1" calcext:value-type="float">
            <text:p>1</text:p>
          </table:table-cell>
          <table:table-cell table:formula="of:=SUM([Relevance.$E$24:.N24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Relevance.E25]" office:value-type="float" office:value="1" calcext:value-type="float">
            <text:p>1</text:p>
          </table:table-cell>
          <table:table-cell table:formula="of:=SUM([Relevance.$E25:.F25])/[.$C$2]" office:value-type="float" office:value="1" calcext:value-type="float">
            <text:p>1</text:p>
          </table:table-cell>
          <table:table-cell table:formula="of:=SUM([Relevance.$E$25:.G25])/[.D2]" office:value-type="float" office:value="1" calcext:value-type="float">
            <text:p>1</text:p>
          </table:table-cell>
          <table:table-cell table:formula="of:=SUM([Relevance.$E$25:.H25])/[.E2]" office:value-type="float" office:value="1" calcext:value-type="float">
            <text:p>1</text:p>
          </table:table-cell>
          <table:table-cell table:formula="of:=SUM([Relevance.$E$25:.I25])/[.F2]" office:value-type="float" office:value="1" calcext:value-type="float">
            <text:p>1</text:p>
          </table:table-cell>
          <table:table-cell table:formula="of:=SUM([Relevance.$E$25:.J25])/[.G2]" office:value-type="float" office:value="1" calcext:value-type="float">
            <text:p>1</text:p>
          </table:table-cell>
          <table:table-cell table:formula="of:=SUM([Relevance.$E$25:.K25])/[.H2]" office:value-type="float" office:value="1" calcext:value-type="float">
            <text:p>1</text:p>
          </table:table-cell>
          <table:table-cell table:formula="of:=SUM([Relevance.$E$25:.L25])/[.I2]" office:value-type="float" office:value="1" calcext:value-type="float">
            <text:p>1</text:p>
          </table:table-cell>
          <table:table-cell table:formula="of:=SUM([Relevance.$E$25:.M25])/[.J2]" office:value-type="float" office:value="1" calcext:value-type="float">
            <text:p>1</text:p>
          </table:table-cell>
          <table:table-cell table:formula="of:=SUM([Relevance.$E$25:.N25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Relevance.E26]" office:value-type="float" office:value="1" calcext:value-type="float">
            <text:p>1</text:p>
          </table:table-cell>
          <table:table-cell table:formula="of:=SUM([Relevance.$E26:.F26])/[.$C$2]" office:value-type="float" office:value="1" calcext:value-type="float">
            <text:p>1</text:p>
          </table:table-cell>
          <table:table-cell table:formula="of:=SUM([Relevance.$E$26:.G26])/[.D2]" office:value-type="float" office:value="1" calcext:value-type="float">
            <text:p>1</text:p>
          </table:table-cell>
          <table:table-cell table:formula="of:=SUM([Relevance.$E$26:.H26])/[.E2]" office:value-type="float" office:value="1" calcext:value-type="float">
            <text:p>1</text:p>
          </table:table-cell>
          <table:table-cell table:formula="of:=SUM([Relevance.$E$26:.I26])/[.F2]" office:value-type="float" office:value="1" calcext:value-type="float">
            <text:p>1</text:p>
          </table:table-cell>
          <table:table-cell table:formula="of:=SUM([Relevance.$E$26:.J26])/[.G2]" office:value-type="float" office:value="0.833333333333333" calcext:value-type="float">
            <text:p>0,8333333333</text:p>
          </table:table-cell>
          <table:table-cell table:formula="of:=SUM([Relevance.$E$26:.K26])/[.H2]" office:value-type="float" office:value="0.857142857142857" calcext:value-type="float">
            <text:p>0,8571428571</text:p>
          </table:table-cell>
          <table:table-cell table:formula="of:=SUM([Relevance.$E$26:.L26])/[.I2]" office:value-type="float" office:value="0.75" calcext:value-type="float">
            <text:p>0,75</text:p>
          </table:table-cell>
          <table:table-cell table:formula="of:=SUM([Relevance.$E$26:.M26])/[.J2]" office:value-type="float" office:value="0.777777777777778" calcext:value-type="float">
            <text:p>0,7777777778</text:p>
          </table:table-cell>
          <table:table-cell table:formula="of:=SUM([Relevance.$E$26:.N26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Relevance.E27]" office:value-type="float" office:value="1" calcext:value-type="float">
            <text:p>1</text:p>
          </table:table-cell>
          <table:table-cell table:formula="of:=SUM([Relevance.$E27:.F27])/[.$C$2]" office:value-type="float" office:value="1" calcext:value-type="float">
            <text:p>1</text:p>
          </table:table-cell>
          <table:table-cell table:formula="of:=SUM([Relevance.$E$27:.G27])/[.D2]" office:value-type="float" office:value="1" calcext:value-type="float">
            <text:p>1</text:p>
          </table:table-cell>
          <table:table-cell table:formula="of:=SUM([Relevance.$E$27:.H27])/[.E2]" office:value-type="float" office:value="1" calcext:value-type="float">
            <text:p>1</text:p>
          </table:table-cell>
          <table:table-cell table:formula="of:=SUM([Relevance.$E$27:.I27])/[.F2]" office:value-type="float" office:value="1" calcext:value-type="float">
            <text:p>1</text:p>
          </table:table-cell>
          <table:table-cell table:formula="of:=SUM([Relevance.$E$27:.J27])/[.G2]" office:value-type="float" office:value="1" calcext:value-type="float">
            <text:p>1</text:p>
          </table:table-cell>
          <table:table-cell table:formula="of:=SUM([Relevance.$E$27:.K27])/[.H2]" office:value-type="float" office:value="1" calcext:value-type="float">
            <text:p>1</text:p>
          </table:table-cell>
          <table:table-cell table:formula="of:=SUM([Relevance.$E$27:.L27])/[.I2]" office:value-type="float" office:value="0.875" calcext:value-type="float">
            <text:p>0,875</text:p>
          </table:table-cell>
          <table:table-cell table:formula="of:=SUM([Relevance.$E$27:.M27])/[.J2]" office:value-type="float" office:value="0.888888888888889" calcext:value-type="float">
            <text:p>0,8888888889</text:p>
          </table:table-cell>
          <table:table-cell table:formula="of:=SUM([Relevance.$E$27:.N27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Relevance.E28]" office:value-type="float" office:value="1" calcext:value-type="float">
            <text:p>1</text:p>
          </table:table-cell>
          <table:table-cell table:formula="of:=SUM([Relevance.$E28:.F28])/[.$C$2]" office:value-type="float" office:value="1" calcext:value-type="float">
            <text:p>1</text:p>
          </table:table-cell>
          <table:table-cell table:formula="of:=SUM([Relevance.$E$28:.G28])/[.D2]" office:value-type="float" office:value="1" calcext:value-type="float">
            <text:p>1</text:p>
          </table:table-cell>
          <table:table-cell table:formula="of:=SUM([Relevance.$E$28:.H28])/[.E2]" office:value-type="float" office:value="1" calcext:value-type="float">
            <text:p>1</text:p>
          </table:table-cell>
          <table:table-cell table:formula="of:=SUM([Relevance.$E$28:.I28])/[.F2]" office:value-type="float" office:value="1" calcext:value-type="float">
            <text:p>1</text:p>
          </table:table-cell>
          <table:table-cell table:formula="of:=SUM([Relevance.$E$28:.J28])/[.G2]" office:value-type="float" office:value="1" calcext:value-type="float">
            <text:p>1</text:p>
          </table:table-cell>
          <table:table-cell table:formula="of:=SUM([Relevance.$E$28:.K28])/[.H2]" office:value-type="float" office:value="1" calcext:value-type="float">
            <text:p>1</text:p>
          </table:table-cell>
          <table:table-cell table:formula="of:=SUM([Relevance.$E$28:.L28])/[.I2]" office:value-type="float" office:value="0.875" calcext:value-type="float">
            <text:p>0,875</text:p>
          </table:table-cell>
          <table:table-cell table:formula="of:=SUM([Relevance.$E$28:.M28])/[.J2]" office:value-type="float" office:value="0.777777777777778" calcext:value-type="float">
            <text:p>0,7777777778</text:p>
          </table:table-cell>
          <table:table-cell table:formula="of:=SUM([Relevance.$E$28:.N28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Relevance.E29]" office:value-type="float" office:value="1" calcext:value-type="float">
            <text:p>1</text:p>
          </table:table-cell>
          <table:table-cell table:formula="of:=SUM([Relevance.$E29:.F29])/[.$C$2]" office:value-type="float" office:value="1" calcext:value-type="float">
            <text:p>1</text:p>
          </table:table-cell>
          <table:table-cell table:formula="of:=SUM([Relevance.$E$29:.G29])/[.D2]" office:value-type="float" office:value="1" calcext:value-type="float">
            <text:p>1</text:p>
          </table:table-cell>
          <table:table-cell table:formula="of:=SUM([Relevance.$E$29:.H29])/[.E2]" office:value-type="float" office:value="1" calcext:value-type="float">
            <text:p>1</text:p>
          </table:table-cell>
          <table:table-cell table:formula="of:=SUM([Relevance.$E$29:.I29])/[.F2]" office:value-type="float" office:value="1" calcext:value-type="float">
            <text:p>1</text:p>
          </table:table-cell>
          <table:table-cell table:formula="of:=SUM([Relevance.$E$29:.J29])/[.G2]" office:value-type="float" office:value="1" calcext:value-type="float">
            <text:p>1</text:p>
          </table:table-cell>
          <table:table-cell table:formula="of:=SUM([Relevance.$E$29:.K29])/[.H2]" office:value-type="float" office:value="1" calcext:value-type="float">
            <text:p>1</text:p>
          </table:table-cell>
          <table:table-cell table:formula="of:=SUM([Relevance.$E$29:.L29])/[.I2]" office:value-type="float" office:value="1" calcext:value-type="float">
            <text:p>1</text:p>
          </table:table-cell>
          <table:table-cell table:formula="of:=SUM([Relevance.$E$29:.M29])/[.J2]" office:value-type="float" office:value="1" calcext:value-type="float">
            <text:p>1</text:p>
          </table:table-cell>
          <table:table-cell table:formula="of:=SUM([Relevance.$E$29:.N29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Relevance.E30]" office:value-type="float" office:value="1" calcext:value-type="float">
            <text:p>1</text:p>
          </table:table-cell>
          <table:table-cell table:formula="of:=SUM([Relevance.$E30:.F30])/[.$C$2]" office:value-type="float" office:value="1" calcext:value-type="float">
            <text:p>1</text:p>
          </table:table-cell>
          <table:table-cell table:formula="of:=SUM([Relevance.$E$30:.G30])/[.D2]" office:value-type="float" office:value="1" calcext:value-type="float">
            <text:p>1</text:p>
          </table:table-cell>
          <table:table-cell table:formula="of:=SUM([Relevance.$E$30:.H30])/[.E2]" office:value-type="float" office:value="0.75" calcext:value-type="float">
            <text:p>0,75</text:p>
          </table:table-cell>
          <table:table-cell table:formula="of:=SUM([Relevance.$E$30:.I30])/[.F2]" office:value-type="float" office:value="0.8" calcext:value-type="float">
            <text:p>0,8</text:p>
          </table:table-cell>
          <table:table-cell table:formula="of:=SUM([Relevance.$E$30:.J30])/[.G2]" office:value-type="float" office:value="0.833333333333333" calcext:value-type="float">
            <text:p>0,8333333333</text:p>
          </table:table-cell>
          <table:table-cell table:formula="of:=SUM([Relevance.$E$30:.K30])/[.H2]" office:value-type="float" office:value="0.857142857142857" calcext:value-type="float">
            <text:p>0,8571428571</text:p>
          </table:table-cell>
          <table:table-cell table:formula="of:=SUM([Relevance.$E$30:.L30])/[.I2]" office:value-type="float" office:value="0.875" calcext:value-type="float">
            <text:p>0,875</text:p>
          </table:table-cell>
          <table:table-cell table:formula="of:=SUM([Relevance.$E$30:.M30])/[.J2]" office:value-type="float" office:value="0.888888888888889" calcext:value-type="float">
            <text:p>0,8888888889</text:p>
          </table:table-cell>
          <table:table-cell table:formula="of:=SUM([Relevance.$E$30:.N30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Relevance.E31]" office:value-type="float" office:value="1" calcext:value-type="float">
            <text:p>1</text:p>
          </table:table-cell>
          <table:table-cell table:formula="of:=SUM([Relevance.$E31:.F31])/[.$C$2]" office:value-type="float" office:value="1" calcext:value-type="float">
            <text:p>1</text:p>
          </table:table-cell>
          <table:table-cell table:formula="of:=SUM([Relevance.$E$31:.G31])/[.D2]" office:value-type="float" office:value="1" calcext:value-type="float">
            <text:p>1</text:p>
          </table:table-cell>
          <table:table-cell table:formula="of:=SUM([Relevance.$E$31:.H31])/[.E2]" office:value-type="float" office:value="1" calcext:value-type="float">
            <text:p>1</text:p>
          </table:table-cell>
          <table:table-cell table:formula="of:=SUM([Relevance.$E$31:.I31])/[.F2]" office:value-type="float" office:value="1" calcext:value-type="float">
            <text:p>1</text:p>
          </table:table-cell>
          <table:table-cell table:formula="of:=SUM([Relevance.$E$31:.J31])/[.G2]" office:value-type="float" office:value="1" calcext:value-type="float">
            <text:p>1</text:p>
          </table:table-cell>
          <table:table-cell table:formula="of:=SUM([Relevance.$E$31:.K31])/[.H2]" office:value-type="float" office:value="1" calcext:value-type="float">
            <text:p>1</text:p>
          </table:table-cell>
          <table:table-cell table:formula="of:=SUM([Relevance.$E$31:.L31])/[.I2]" office:value-type="float" office:value="1" calcext:value-type="float">
            <text:p>1</text:p>
          </table:table-cell>
          <table:table-cell table:formula="of:=SUM([Relevance.$E$31:.M31])/[.J2]" office:value-type="float" office:value="1" calcext:value-type="float">
            <text:p>1</text:p>
          </table:table-cell>
          <table:table-cell table:formula="of:=SUM([Relevance.$E$31:.N31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Relevance.E32]" office:value-type="float" office:value="1" calcext:value-type="float">
            <text:p>1</text:p>
          </table:table-cell>
          <table:table-cell table:formula="of:=SUM([Relevance.$E32:.F32])/[.$C$2]" office:value-type="float" office:value="1" calcext:value-type="float">
            <text:p>1</text:p>
          </table:table-cell>
          <table:table-cell table:formula="of:=SUM([Relevance.$E$32:.G32])/[.D2]" office:value-type="float" office:value="1" calcext:value-type="float">
            <text:p>1</text:p>
          </table:table-cell>
          <table:table-cell table:formula="of:=SUM([Relevance.$E$32:.H32])/[.E2]" office:value-type="float" office:value="1" calcext:value-type="float">
            <text:p>1</text:p>
          </table:table-cell>
          <table:table-cell table:formula="of:=SUM([Relevance.$E$32:.I32])/[.F2]" office:value-type="float" office:value="0.8" calcext:value-type="float">
            <text:p>0,8</text:p>
          </table:table-cell>
          <table:table-cell table:formula="of:=SUM([Relevance.$E$32:.J32])/[.G2]" office:value-type="float" office:value="0.666666666666667" calcext:value-type="float">
            <text:p>0,6666666667</text:p>
          </table:table-cell>
          <table:table-cell table:formula="of:=SUM([Relevance.$E$32:.K32])/[.H2]" office:value-type="float" office:value="0.571428571428571" calcext:value-type="float">
            <text:p>0,5714285714</text:p>
          </table:table-cell>
          <table:table-cell table:formula="of:=SUM([Relevance.$E$32:.L32])/[.I2]" office:value-type="float" office:value="0.625" calcext:value-type="float">
            <text:p>0,625</text:p>
          </table:table-cell>
          <table:table-cell table:formula="of:=SUM([Relevance.$E$32:.M32])/[.J2]" office:value-type="float" office:value="0.666666666666667" calcext:value-type="float">
            <text:p>0,6666666667</text:p>
          </table:table-cell>
          <table:table-cell table:formula="of:=SUM([Relevance.$E$32:.N32])/[.K2]" office:value-type="float" office:value="0.6" calcext:value-type="float">
            <text:p>0,6</text:p>
          </table:table-cell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Relevance.E33]" office:value-type="float" office:value="0" calcext:value-type="float">
            <text:p>0</text:p>
          </table:table-cell>
          <table:table-cell table:formula="of:=SUM([Relevance.$E33:.F33])/[.$C$2]" office:value-type="float" office:value="0.5" calcext:value-type="float">
            <text:p>0,5</text:p>
          </table:table-cell>
          <table:table-cell table:formula="of:=SUM([Relevance.$E$33:.G33])/[.D2]" office:value-type="float" office:value="0.333333333333333" calcext:value-type="float">
            <text:p>0,3333333333</text:p>
          </table:table-cell>
          <table:table-cell table:formula="of:=SUM([Relevance.$E$33:.H33])/[.E2]" office:value-type="float" office:value="0.25" calcext:value-type="float">
            <text:p>0,25</text:p>
          </table:table-cell>
          <table:table-cell table:formula="of:=SUM([Relevance.$E$33:.I33])/[.F2]" office:value-type="float" office:value="0.2" calcext:value-type="float">
            <text:p>0,2</text:p>
          </table:table-cell>
          <table:table-cell table:formula="of:=SUM([Relevance.$E$33:.J33])/[.G2]" office:value-type="float" office:value="0.166666666666667" calcext:value-type="float">
            <text:p>0,1666666667</text:p>
          </table:table-cell>
          <table:table-cell table:formula="of:=SUM([Relevance.$E$33:.K33])/[.H2]" office:value-type="float" office:value="0.142857142857143" calcext:value-type="float">
            <text:p>0,1428571429</text:p>
          </table:table-cell>
          <table:table-cell table:formula="of:=SUM([Relevance.$E$33:.L33])/[.I2]" office:value-type="float" office:value="0.125" calcext:value-type="float">
            <text:p>0,125</text:p>
          </table:table-cell>
          <table:table-cell table:formula="of:=SUM([Relevance.$E$33:.M33])/[.J2]" office:value-type="float" office:value="0.111111111111111" calcext:value-type="float">
            <text:p>0,1111111111</text:p>
          </table:table-cell>
          <table:table-cell table:formula="of:=SUM([Relevance.$E$33:.N33])/[.K2]" office:value-type="float" office:value="0.1" calcext:value-type="float">
            <text:p>0,1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Relevance.E34]" office:value-type="float" office:value="1" calcext:value-type="float">
            <text:p>1</text:p>
          </table:table-cell>
          <table:table-cell table:formula="of:=SUM([Relevance.$E34:.F34])/[.$C$2]" office:value-type="float" office:value="0.5" calcext:value-type="float">
            <text:p>0,5</text:p>
          </table:table-cell>
          <table:table-cell table:formula="of:=SUM([Relevance.$E$34:.G34])/[.D2]" office:value-type="float" office:value="0.333333333333333" calcext:value-type="float">
            <text:p>0,3333333333</text:p>
          </table:table-cell>
          <table:table-cell table:formula="of:=SUM([Relevance.$E$34:.H34])/[.E2]" office:value-type="float" office:value="0.5" calcext:value-type="float">
            <text:p>0,5</text:p>
          </table:table-cell>
          <table:table-cell table:formula="of:=SUM([Relevance.$E$34:.I34])/[.F2]" office:value-type="float" office:value="0.4" calcext:value-type="float">
            <text:p>0,4</text:p>
          </table:table-cell>
          <table:table-cell table:formula="of:=SUM([Relevance.$E$34:.J34])/[.G2]" office:value-type="float" office:value="0.333333333333333" calcext:value-type="float">
            <text:p>0,3333333333</text:p>
          </table:table-cell>
          <table:table-cell table:formula="of:=SUM([Relevance.$E$34:.K34])/[.H2]" office:value-type="float" office:value="0.428571428571429" calcext:value-type="float">
            <text:p>0,4285714286</text:p>
          </table:table-cell>
          <table:table-cell table:formula="of:=SUM([Relevance.$E$34:.L34])/[.I2]" office:value-type="float" office:value="0.375" calcext:value-type="float">
            <text:p>0,375</text:p>
          </table:table-cell>
          <table:table-cell table:formula="of:=SUM([Relevance.$E$34:.M34])/[.J2]" office:value-type="float" office:value="0.333333333333333" calcext:value-type="float">
            <text:p>0,3333333333</text:p>
          </table:table-cell>
          <table:table-cell table:formula="of:=SUM([Relevance.$E$34:.N34])/[.K2]" office:value-type="float" office:value="0.3" calcext:value-type="float">
            <text:p>0,3</text:p>
          </table:table-cell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Relevance.E35]" office:value-type="float" office:value="0" calcext:value-type="float">
            <text:p>0</text:p>
          </table:table-cell>
          <table:table-cell table:formula="of:=SUM([Relevance.$E35:.F35])/[.$C$2]" office:value-type="float" office:value="0" calcext:value-type="float">
            <text:p>0</text:p>
          </table:table-cell>
          <table:table-cell table:formula="of:=SUM([Relevance.$E$35:.G35])/[.D2]" office:value-type="float" office:value="0.333333333333333" calcext:value-type="float">
            <text:p>0,3333333333</text:p>
          </table:table-cell>
          <table:table-cell table:formula="of:=SUM([Relevance.$E$35:.H35])/[.E2]" office:value-type="float" office:value="0.25" calcext:value-type="float">
            <text:p>0,25</text:p>
          </table:table-cell>
          <table:table-cell table:formula="of:=SUM([Relevance.$E$35:.I35])/[.F2]" office:value-type="float" office:value="0.2" calcext:value-type="float">
            <text:p>0,2</text:p>
          </table:table-cell>
          <table:table-cell table:formula="of:=SUM([Relevance.$E$35:.J35])/[.G2]" office:value-type="float" office:value="0.333333333333333" calcext:value-type="float">
            <text:p>0,3333333333</text:p>
          </table:table-cell>
          <table:table-cell table:formula="of:=SUM([Relevance.$E$35:.K35])/[.H2]" office:value-type="float" office:value="0.285714285714286" calcext:value-type="float">
            <text:p>0,2857142857</text:p>
          </table:table-cell>
          <table:table-cell table:formula="of:=SUM([Relevance.$E$35:.L35])/[.I2]" office:value-type="float" office:value="0.25" calcext:value-type="float">
            <text:p>0,25</text:p>
          </table:table-cell>
          <table:table-cell table:formula="of:=SUM([Relevance.$E$35:.M35])/[.J2]" office:value-type="float" office:value="0.222222222222222" calcext:value-type="float">
            <text:p>0,2222222222</text:p>
          </table:table-cell>
          <table:table-cell table:formula="of:=SUM([Relevance.$E$35:.N35])/[.K2]" office:value-type="float" office:value="0.2" calcext:value-type="float">
            <text:p>0,2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Relevance.E36]" office:value-type="float" office:value="1" calcext:value-type="float">
            <text:p>1</text:p>
          </table:table-cell>
          <table:table-cell table:formula="of:=SUM([Relevance.$E36:.F36])/[.$C$2]" office:value-type="float" office:value="1" calcext:value-type="float">
            <text:p>1</text:p>
          </table:table-cell>
          <table:table-cell table:formula="of:=SUM([Relevance.$E$36:.G36])/[.D2]" office:value-type="float" office:value="1" calcext:value-type="float">
            <text:p>1</text:p>
          </table:table-cell>
          <table:table-cell table:formula="of:=SUM([Relevance.$E$36:.H36])/[.E2]" office:value-type="float" office:value="1" calcext:value-type="float">
            <text:p>1</text:p>
          </table:table-cell>
          <table:table-cell table:formula="of:=SUM([Relevance.$E$36:.I36])/[.F2]" office:value-type="float" office:value="1" calcext:value-type="float">
            <text:p>1</text:p>
          </table:table-cell>
          <table:table-cell table:formula="of:=SUM([Relevance.$E$36:.J36])/[.G2]" office:value-type="float" office:value="1" calcext:value-type="float">
            <text:p>1</text:p>
          </table:table-cell>
          <table:table-cell table:formula="of:=SUM([Relevance.$E$36:.K36])/[.H2]" office:value-type="float" office:value="1" calcext:value-type="float">
            <text:p>1</text:p>
          </table:table-cell>
          <table:table-cell table:formula="of:=SUM([Relevance.$E$36:.L36])/[.I2]" office:value-type="float" office:value="1" calcext:value-type="float">
            <text:p>1</text:p>
          </table:table-cell>
          <table:table-cell table:formula="of:=SUM([Relevance.$E$36:.M36])/[.J2]" office:value-type="float" office:value="1" calcext:value-type="float">
            <text:p>1</text:p>
          </table:table-cell>
          <table:table-cell table:formula="of:=SUM([Relevance.$E$36:.N36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Relevance.E37]" office:value-type="float" office:value="1" calcext:value-type="float">
            <text:p>1</text:p>
          </table:table-cell>
          <table:table-cell table:formula="of:=SUM([Relevance.$E37:.F37])/[.$C$2]" office:value-type="float" office:value="1" calcext:value-type="float">
            <text:p>1</text:p>
          </table:table-cell>
          <table:table-cell table:formula="of:=SUM([Relevance.$E$37:.G37])/[.D2]" office:value-type="float" office:value="1" calcext:value-type="float">
            <text:p>1</text:p>
          </table:table-cell>
          <table:table-cell table:formula="of:=SUM([Relevance.$E$37:.H37])/[.E2]" office:value-type="float" office:value="1" calcext:value-type="float">
            <text:p>1</text:p>
          </table:table-cell>
          <table:table-cell table:formula="of:=SUM([Relevance.$E$37:.I37])/[.F2]" office:value-type="float" office:value="1" calcext:value-type="float">
            <text:p>1</text:p>
          </table:table-cell>
          <table:table-cell table:formula="of:=SUM([Relevance.$E$37:.J37])/[.G2]" office:value-type="float" office:value="1" calcext:value-type="float">
            <text:p>1</text:p>
          </table:table-cell>
          <table:table-cell table:formula="of:=SUM([Relevance.$E$37:.K37])/[.H2]" office:value-type="float" office:value="1" calcext:value-type="float">
            <text:p>1</text:p>
          </table:table-cell>
          <table:table-cell table:formula="of:=SUM([Relevance.$E$37:.L37])/[.I2]" office:value-type="float" office:value="1" calcext:value-type="float">
            <text:p>1</text:p>
          </table:table-cell>
          <table:table-cell table:formula="of:=SUM([Relevance.$E$37:.M37])/[.J2]" office:value-type="float" office:value="1" calcext:value-type="float">
            <text:p>1</text:p>
          </table:table-cell>
          <table:table-cell table:formula="of:=SUM([Relevance.$E$37:.N37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Relevance.E38]" office:value-type="float" office:value="1" calcext:value-type="float">
            <text:p>1</text:p>
          </table:table-cell>
          <table:table-cell table:formula="of:=SUM([Relevance.$E38:.F38])/[.$C$2]" office:value-type="float" office:value="1" calcext:value-type="float">
            <text:p>1</text:p>
          </table:table-cell>
          <table:table-cell table:formula="of:=SUM([Relevance.$E$38:.G38])/[.D2]" office:value-type="float" office:value="1" calcext:value-type="float">
            <text:p>1</text:p>
          </table:table-cell>
          <table:table-cell table:formula="of:=SUM([Relevance.$E$38:.H38])/[.E2]" office:value-type="float" office:value="1" calcext:value-type="float">
            <text:p>1</text:p>
          </table:table-cell>
          <table:table-cell table:formula="of:=SUM([Relevance.$E$38:.I38])/[.F2]" office:value-type="float" office:value="0.8" calcext:value-type="float">
            <text:p>0,8</text:p>
          </table:table-cell>
          <table:table-cell table:formula="of:=SUM([Relevance.$E$38:.J38])/[.G2]" office:value-type="float" office:value="0.833333333333333" calcext:value-type="float">
            <text:p>0,8333333333</text:p>
          </table:table-cell>
          <table:table-cell table:formula="of:=SUM([Relevance.$E$38:.K38])/[.H2]" office:value-type="float" office:value="0.857142857142857" calcext:value-type="float">
            <text:p>0,8571428571</text:p>
          </table:table-cell>
          <table:table-cell table:formula="of:=SUM([Relevance.$E$38:.L38])/[.I2]" office:value-type="float" office:value="0.875" calcext:value-type="float">
            <text:p>0,875</text:p>
          </table:table-cell>
          <table:table-cell table:formula="of:=SUM([Relevance.$E$38:.M38])/[.J2]" office:value-type="float" office:value="0.777777777777778" calcext:value-type="float">
            <text:p>0,7777777778</text:p>
          </table:table-cell>
          <table:table-cell table:formula="of:=SUM([Relevance.$E$38:.N38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Relevance.E39]" office:value-type="float" office:value="0" calcext:value-type="float">
            <text:p>0</text:p>
          </table:table-cell>
          <table:table-cell table:formula="of:=SUM([Relevance.$E39:.F39])/[.$C$2]" office:value-type="float" office:value="0.5" calcext:value-type="float">
            <text:p>0,5</text:p>
          </table:table-cell>
          <table:table-cell table:formula="of:=SUM([Relevance.$E$39:.G39])/[.D2]" office:value-type="float" office:value="0.666666666666667" calcext:value-type="float">
            <text:p>0,6666666667</text:p>
          </table:table-cell>
          <table:table-cell table:formula="of:=SUM([Relevance.$E$39:.H39])/[.E2]" office:value-type="float" office:value="0.5" calcext:value-type="float">
            <text:p>0,5</text:p>
          </table:table-cell>
          <table:table-cell table:formula="of:=SUM([Relevance.$E$39:.I39])/[.F2]" office:value-type="float" office:value="0.6" calcext:value-type="float">
            <text:p>0,6</text:p>
          </table:table-cell>
          <table:table-cell table:formula="of:=SUM([Relevance.$E$39:.J39])/[.G2]" office:value-type="float" office:value="0.5" calcext:value-type="float">
            <text:p>0,5</text:p>
          </table:table-cell>
          <table:table-cell table:formula="of:=SUM([Relevance.$E$39:.K39])/[.H2]" office:value-type="float" office:value="0.571428571428571" calcext:value-type="float">
            <text:p>0,5714285714</text:p>
          </table:table-cell>
          <table:table-cell table:formula="of:=SUM([Relevance.$E$39:.L39])/[.I2]" office:value-type="float" office:value="0.625" calcext:value-type="float">
            <text:p>0,625</text:p>
          </table:table-cell>
          <table:table-cell table:formula="of:=SUM([Relevance.$E$39:.M39])/[.J2]" office:value-type="float" office:value="0.666666666666667" calcext:value-type="float">
            <text:p>0,6666666667</text:p>
          </table:table-cell>
          <table:table-cell table:formula="of:=SUM([Relevance.$E$39:.N39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Relevance.E40]" office:value-type="float" office:value="1" calcext:value-type="float">
            <text:p>1</text:p>
          </table:table-cell>
          <table:table-cell table:formula="of:=SUM([Relevance.$E40:.F40])/[.$C$2]" office:value-type="float" office:value="1" calcext:value-type="float">
            <text:p>1</text:p>
          </table:table-cell>
          <table:table-cell table:formula="of:=SUM([Relevance.$E$40:.G40])/[.D2]" office:value-type="float" office:value="1" calcext:value-type="float">
            <text:p>1</text:p>
          </table:table-cell>
          <table:table-cell table:formula="of:=SUM([Relevance.$E$40:.H40])/[.E2]" office:value-type="float" office:value="1" calcext:value-type="float">
            <text:p>1</text:p>
          </table:table-cell>
          <table:table-cell table:formula="of:=SUM([Relevance.$E$40:.I40])/[.F2]" office:value-type="float" office:value="0.8" calcext:value-type="float">
            <text:p>0,8</text:p>
          </table:table-cell>
          <table:table-cell table:formula="of:=SUM([Relevance.$E$40:.J40])/[.G2]" office:value-type="float" office:value="0.833333333333333" calcext:value-type="float">
            <text:p>0,8333333333</text:p>
          </table:table-cell>
          <table:table-cell table:formula="of:=SUM([Relevance.$E$40:.K40])/[.H2]" office:value-type="float" office:value="0.714285714285714" calcext:value-type="float">
            <text:p>0,7142857143</text:p>
          </table:table-cell>
          <table:table-cell table:formula="of:=SUM([Relevance.$E$40:.L40])/[.I2]" office:value-type="float" office:value="0.625" calcext:value-type="float">
            <text:p>0,625</text:p>
          </table:table-cell>
          <table:table-cell table:formula="of:=SUM([Relevance.$E$40:.M40])/[.J2]" office:value-type="float" office:value="0.666666666666667" calcext:value-type="float">
            <text:p>0,6666666667</text:p>
          </table:table-cell>
          <table:table-cell table:formula="of:=SUM([Relevance.$E$40:.N40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Relevance.E41]" office:value-type="float" office:value="1" calcext:value-type="float">
            <text:p>1</text:p>
          </table:table-cell>
          <table:table-cell table:formula="of:=SUM([Relevance.$E41:.F41])/[.$C$2]" office:value-type="float" office:value="1" calcext:value-type="float">
            <text:p>1</text:p>
          </table:table-cell>
          <table:table-cell table:formula="of:=SUM([Relevance.$E$41:.G41])/[.D2]" office:value-type="float" office:value="1" calcext:value-type="float">
            <text:p>1</text:p>
          </table:table-cell>
          <table:table-cell table:formula="of:=SUM([Relevance.$E$41:.H41])/[.E2]" office:value-type="float" office:value="0.75" calcext:value-type="float">
            <text:p>0,75</text:p>
          </table:table-cell>
          <table:table-cell table:formula="of:=SUM([Relevance.$E$41:.I41])/[.F2]" office:value-type="float" office:value="0.6" calcext:value-type="float">
            <text:p>0,6</text:p>
          </table:table-cell>
          <table:table-cell table:formula="of:=SUM([Relevance.$E$41:.J41])/[.G2]" office:value-type="float" office:value="0.5" calcext:value-type="float">
            <text:p>0,5</text:p>
          </table:table-cell>
          <table:table-cell table:formula="of:=SUM([Relevance.$E$41:.K41])/[.H2]" office:value-type="float" office:value="0.428571428571429" calcext:value-type="float">
            <text:p>0,4285714286</text:p>
          </table:table-cell>
          <table:table-cell table:formula="of:=SUM([Relevance.$E$41:.L41])/[.I2]" office:value-type="float" office:value="0.5" calcext:value-type="float">
            <text:p>0,5</text:p>
          </table:table-cell>
          <table:table-cell table:formula="of:=SUM([Relevance.$E$41:.M41])/[.J2]" office:value-type="float" office:value="0.444444444444444" calcext:value-type="float">
            <text:p>0,4444444444</text:p>
          </table:table-cell>
          <table:table-cell table:formula="of:=SUM([Relevance.$E$41:.N41])/[.K2]" office:value-type="float" office:value="0.4" calcext:value-type="float">
            <text:p>0,4</text:p>
          </table:table-cell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Relevance.E42]" office:value-type="float" office:value="1" calcext:value-type="float">
            <text:p>1</text:p>
          </table:table-cell>
          <table:table-cell table:formula="of:=SUM([Relevance.$E42:.F42])/[.$C$2]" office:value-type="float" office:value="1" calcext:value-type="float">
            <text:p>1</text:p>
          </table:table-cell>
          <table:table-cell table:formula="of:=SUM([Relevance.$E$42:.G42])/[.D2]" office:value-type="float" office:value="1" calcext:value-type="float">
            <text:p>1</text:p>
          </table:table-cell>
          <table:table-cell table:formula="of:=SUM([Relevance.$E$42:.H42])/[.E2]" office:value-type="float" office:value="1" calcext:value-type="float">
            <text:p>1</text:p>
          </table:table-cell>
          <table:table-cell table:formula="of:=SUM([Relevance.$E$42:.I42])/[.F2]" office:value-type="float" office:value="1" calcext:value-type="float">
            <text:p>1</text:p>
          </table:table-cell>
          <table:table-cell table:formula="of:=SUM([Relevance.$E$42:.J42])/[.G2]" office:value-type="float" office:value="1" calcext:value-type="float">
            <text:p>1</text:p>
          </table:table-cell>
          <table:table-cell table:formula="of:=SUM([Relevance.$E$42:.K42])/[.H2]" office:value-type="float" office:value="1" calcext:value-type="float">
            <text:p>1</text:p>
          </table:table-cell>
          <table:table-cell table:formula="of:=SUM([Relevance.$E$42:.L42])/[.I2]" office:value-type="float" office:value="0.875" calcext:value-type="float">
            <text:p>0,875</text:p>
          </table:table-cell>
          <table:table-cell table:formula="of:=SUM([Relevance.$E$42:.M42])/[.J2]" office:value-type="float" office:value="0.777777777777778" calcext:value-type="float">
            <text:p>0,7777777778</text:p>
          </table:table-cell>
          <table:table-cell table:formula="of:=SUM([Relevance.$E$42:.N42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P" table:style-name="ta1">
        <table:table-column table:style-name="co1" table:default-cell-style-name="ce1"/>
        <table:table-column table:style-name="co8" table:default-cell-style-name="ce1"/>
        <table:table-column table:style-name="co1" table:number-columns-repeated="9" table:default-cell-style-name="ce1"/>
        <table:table-column table:style-name="co9" table:default-cell-style-name="ce1"/>
        <table:table-column table:style-name="co1" table:default-cell-style-name="ce1"/>
        <table:table-column table:style-name="co5" table:number-columns-repeated="1011" table:default-cell-style-name="ce1"/>
        <table:table-row table:style-name="ro3">
          <table:table-cell table:number-columns-repeated="1024"/>
        </table:table-row>
        <table:table-row table:style-name="ro7">
          <table:table-cell table:style-name="ce11" office:value-type="string" calcext:value-type="string">
            <text:p>Topic Nr</text:p>
          </table:table-cell>
          <table:table-cell table:style-name="ce11" office:value-type="string" calcext:value-type="string">
            <text:p>Summe von Precision@k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SUM(['Precision@k'.B3:.P3])" office:value-type="float" office:value="9.15436507936508" calcext:value-type="float">
            <text:p>9,1543650794</text:p>
          </table:table-cell>
          <table:table-cell table:formula="of:=[.B3]/[Relevance.B3]" office:value-type="float" office:value="0.915436507936508" calcext:value-type="float">
            <text:p>0,9154365079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SUM(['Precision@k'.B4:.P4])" office:value-type="float" office:value="3.66904761904762" calcext:value-type="float">
            <text:p>3,669047619</text:p>
          </table:table-cell>
          <table:table-cell table:formula="of:=[.B4]/[Relevance.B4]" office:value-type="float" office:value="0.366904761904762" calcext:value-type="float">
            <text:p>0,3669047619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SUM(['Precision@k'.B5:.P5])" office:value-type="float" office:value="4.89642857142857" calcext:value-type="float">
            <text:p>4,8964285714</text:p>
          </table:table-cell>
          <table:table-cell table:formula="of:=[.B5]/[Relevance.B5]" office:value-type="float" office:value="0.489642857142857" calcext:value-type="float">
            <text:p>0,4896428571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SUM(['Precision@k'.B6:.P6])" office:value-type="float" office:value="3.50634920634921" calcext:value-type="float">
            <text:p>3,5063492063</text:p>
          </table:table-cell>
          <table:table-cell table:formula="of:=[.B6]/[Relevance.B6]" office:value-type="float" office:value="0.350634920634921" calcext:value-type="float">
            <text:p>0,3506349206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SUM(['Precision@k'.B7:.P7])" office:value-type="float" office:value="9.01825396825397" calcext:value-type="float">
            <text:p>9,0182539683</text:p>
          </table:table-cell>
          <table:table-cell table:formula="of:=[.B7]/[Relevance.B7]" office:value-type="float" office:value="0.901825396825397" calcext:value-type="float">
            <text:p>0,9018253968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SUM(['Precision@k'.B8:.P8])" office:value-type="float" office:value="4.85793650793651" calcext:value-type="float">
            <text:p>4,8579365079</text:p>
          </table:table-cell>
          <table:table-cell table:formula="of:=[.B8]/[Relevance.B8]" office:value-type="float" office:value="0.485793650793651" calcext:value-type="float">
            <text:p>0,4857936508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SUM(['Precision@k'.B9:.P9])" office:value-type="float" office:value="3.87460317460317" calcext:value-type="float">
            <text:p>3,8746031746</text:p>
          </table:table-cell>
          <table:table-cell table:formula="of:=[.B9]/[Relevance.B9]" office:value-type="float" office:value="0.387460317460317" calcext:value-type="float">
            <text:p>0,3874603175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SUM(['Precision@k'.B10:.P10])" office:value-type="float" office:value="10" calcext:value-type="float">
            <text:p>10</text:p>
          </table:table-cell>
          <table:table-cell table:formula="of:=[.B10]/[Relevance.B10]" office:value-type="float" office:value="1" calcext:value-type="float">
            <text:p>1</text:p>
          </table:table-cell>
          <table:table-cell table:number-columns-repeated="1021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SUM(['Precision@k'.B11:.P11])" office:value-type="float" office:value="7.42539682539683" calcext:value-type="float">
            <text:p>7,4253968254</text:p>
          </table:table-cell>
          <table:table-cell table:formula="of:=[.B11]/[Relevance.B11]" office:value-type="float" office:value="0.742539682539683" calcext:value-type="float">
            <text:p>0,7425396825</text:p>
          </table:table-cell>
          <table:table-cell table:number-columns-repeated="5"/>
          <table:table-cell table:style-name="ce12" office:value-type="string" calcext:value-type="string">
            <text:p>Mean Average Precision</text:p>
          </table:table-cell>
          <table:table-cell table:number-columns-repeated="3"/>
          <table:table-cell table:formula="of:=AVERAGE([.C3:.C42])" office:value-type="float" office:value="0.723305555555556" calcext:value-type="float">
            <text:p>0,7233055556</text:p>
          </table:table-cell>
          <table:table-cell table:number-columns-repeated="101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SUM(['Precision@k'.B12:.P12])" office:value-type="float" office:value="2.77460317460317" calcext:value-type="float">
            <text:p>2,7746031746</text:p>
          </table:table-cell>
          <table:table-cell table:formula="of:=[.B12]/[Relevance.B12]" office:value-type="float" office:value="0.277460317460317" calcext:value-type="float">
            <text:p>0,2774603175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SUM(['Precision@k'.B13:.P13])" office:value-type="float" office:value="9.15436507936508" calcext:value-type="float">
            <text:p>9,1543650794</text:p>
          </table:table-cell>
          <table:table-cell table:formula="of:=[.B13]/[Relevance.B13]" office:value-type="float" office:value="0.915436507936508" calcext:value-type="float">
            <text:p>0,9154365079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SUM(['Precision@k'.B14:.P14])" office:value-type="float" office:value="6.22539682539682" calcext:value-type="float">
            <text:p>6,2253968254</text:p>
          </table:table-cell>
          <table:table-cell table:formula="of:=[.B14]/[Relevance.B14]" office:value-type="float" office:value="0.622539682539682" calcext:value-type="float">
            <text:p>0,6225396825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SUM(['Precision@k'.B15:.P15])" office:value-type="float" office:value="0" calcext:value-type="float">
            <text:p>0</text:p>
          </table:table-cell>
          <table:table-cell table:formula="of:=[.B15]/[Relevance.B1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SUM(['Precision@k'.B16:.P16])" office:value-type="float" office:value="10" calcext:value-type="float">
            <text:p>10</text:p>
          </table:table-cell>
          <table:table-cell table:formula="of:=[.B16]/[Relevance.B1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SUM(['Precision@k'.B17:.P17])" office:value-type="float" office:value="6.63928571428571" calcext:value-type="float">
            <text:p>6,6392857143</text:p>
          </table:table-cell>
          <table:table-cell table:formula="of:=[.B17]/[Relevance.B17]" office:value-type="float" office:value="0.663928571428571" calcext:value-type="float">
            <text:p>0,6639285714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SUM(['Precision@k'.B18:.P18])" office:value-type="float" office:value="7.72261904761905" calcext:value-type="float">
            <text:p>7,7226190476</text:p>
          </table:table-cell>
          <table:table-cell table:formula="of:=[.B18]/[Relevance.B18]" office:value-type="float" office:value="0.772261904761905" calcext:value-type="float">
            <text:p>0,7722619048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SUM(['Precision@k'.B19:.P19])" office:value-type="float" office:value="9.35436507936508" calcext:value-type="float">
            <text:p>9,3543650794</text:p>
          </table:table-cell>
          <table:table-cell table:formula="of:=[.B19]/[Relevance.B19]" office:value-type="float" office:value="0.935436507936508" calcext:value-type="float">
            <text:p>0,9354365079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SUM(['Precision@k'.B20:.P20])" office:value-type="float" office:value="10" calcext:value-type="float">
            <text:p>10</text:p>
          </table:table-cell>
          <table:table-cell table:formula="of:=[.B20]/[Relevance.B20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SUM(['Precision@k'.B21:.P21])" office:value-type="float" office:value="0" calcext:value-type="float">
            <text:p>0</text:p>
          </table:table-cell>
          <table:table-cell table:formula="of:=[.B21]/[Relevance.B2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SUM(['Precision@k'.B22:.P22])" office:value-type="float" office:value="10" calcext:value-type="float">
            <text:p>10</text:p>
          </table:table-cell>
          <table:table-cell table:formula="of:=[.B22]/[Relevance.B22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SUM(['Precision@k'.B23:.P23])" office:value-type="float" office:value="9.18492063492064" calcext:value-type="float">
            <text:p>9,1849206349</text:p>
          </table:table-cell>
          <table:table-cell table:formula="of:=[.B23]/[Relevance.B23]" office:value-type="float" office:value="0.918492063492063" calcext:value-type="float">
            <text:p>0,9184920635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SUM(['Precision@k'.B24:.P24])" office:value-type="float" office:value="10" calcext:value-type="float">
            <text:p>10</text:p>
          </table:table-cell>
          <table:table-cell table:formula="of:=[.B24]/[Relevance.B24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SUM(['Precision@k'.B25:.P25])" office:value-type="float" office:value="9.9" calcext:value-type="float">
            <text:p>9,9</text:p>
          </table:table-cell>
          <table:table-cell table:formula="of:=[.B25]/[Relevance.B25]" office:value-type="float" office:value="0.99" calcext:value-type="float">
            <text:p>0,99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SUM(['Precision@k'.B26:.P26])" office:value-type="float" office:value="9.01825396825397" calcext:value-type="float">
            <text:p>9,0182539683</text:p>
          </table:table-cell>
          <table:table-cell table:formula="of:=[.B26]/[Relevance.B26]" office:value-type="float" office:value="0.901825396825397" calcext:value-type="float">
            <text:p>0,9018253968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SUM(['Precision@k'.B27:.P27])" office:value-type="float" office:value="9.66388888888889" calcext:value-type="float">
            <text:p>9,6638888889</text:p>
          </table:table-cell>
          <table:table-cell table:formula="of:=[.B27]/[Relevance.B27]" office:value-type="float" office:value="0.966388888888889" calcext:value-type="float">
            <text:p>0,9663888889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SUM(['Precision@k'.B28:.P28])" office:value-type="float" office:value="9.35277777777778" calcext:value-type="float">
            <text:p>9,3527777778</text:p>
          </table:table-cell>
          <table:table-cell table:formula="of:=[.B28]/[Relevance.B28]" office:value-type="float" office:value="0.935277777777778" calcext:value-type="float">
            <text:p>0,9352777778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SUM(['Precision@k'.B29:.P29])" office:value-type="float" office:value="10" calcext:value-type="float">
            <text:p>10</text:p>
          </table:table-cell>
          <table:table-cell table:formula="of:=[.B29]/[Relevance.B29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SUM(['Precision@k'.B30:.P30])" office:value-type="float" office:value="8.90436507936508" calcext:value-type="float">
            <text:p>8,9043650794</text:p>
          </table:table-cell>
          <table:table-cell table:formula="of:=[.B30]/[Relevance.B30]" office:value-type="float" office:value="0.890436507936508" calcext:value-type="float">
            <text:p>0,8904365079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SUM(['Precision@k'.B31:.P31])" office:value-type="float" office:value="10" calcext:value-type="float">
            <text:p>10</text:p>
          </table:table-cell>
          <table:table-cell table:formula="of:=[.B31]/[Relevance.B31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SUM(['Precision@k'.B32:.P32])" office:value-type="float" office:value="7.9297619047619" calcext:value-type="float">
            <text:p>7,9297619048</text:p>
          </table:table-cell>
          <table:table-cell table:formula="of:=[.B32]/[Relevance.B32]" office:value-type="float" office:value="0.79297619047619" calcext:value-type="float">
            <text:p>0,7929761905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SUM(['Precision@k'.B33:.P33])" office:value-type="float" office:value="1.92896825396825" calcext:value-type="float">
            <text:p>1,928968254</text:p>
          </table:table-cell>
          <table:table-cell table:formula="of:=[.B33]/[Relevance.B33]" office:value-type="float" office:value="0.192896825396825" calcext:value-type="float">
            <text:p>0,1928968254</text:p>
          </table:table-cell>
          <table:table-cell table:number-columns-repeated="102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SUM(['Precision@k'.B34:.P34])" office:value-type="float" office:value="4.50357142857143" calcext:value-type="float">
            <text:p>4,5035714286</text:p>
          </table:table-cell>
          <table:table-cell table:formula="of:=[.B34]/[Relevance.B34]" office:value-type="float" office:value="0.450357142857143" calcext:value-type="float">
            <text:p>0,4503571429</text:p>
          </table:table-cell>
          <table:table-cell table:number-columns-repeated="102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SUM(['Precision@k'.B35:.P35])" office:value-type="float" office:value="2.07460317460317" calcext:value-type="float">
            <text:p>2,0746031746</text:p>
          </table:table-cell>
          <table:table-cell table:formula="of:=[.B35]/[Relevance.B35]" office:value-type="float" office:value="0.207460317460317" calcext:value-type="float">
            <text:p>0,2074603175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SUM(['Precision@k'.B36:.P36])" office:value-type="float" office:value="10" calcext:value-type="float">
            <text:p>10</text:p>
          </table:table-cell>
          <table:table-cell table:formula="of:=[.B36]/[Relevance.B3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SUM(['Precision@k'.B37:.P37])" office:value-type="float" office:value="10" calcext:value-type="float">
            <text:p>10</text:p>
          </table:table-cell>
          <table:table-cell table:formula="of:=[.B37]/[Relevance.B37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SUM(['Precision@k'.B38:.P38])" office:value-type="float" office:value="8.94325396825397" calcext:value-type="float">
            <text:p>8,9432539683</text:p>
          </table:table-cell>
          <table:table-cell table:formula="of:=[.B38]/[Relevance.B38]" office:value-type="float" office:value="0.894325396825396" calcext:value-type="float">
            <text:p>0,8943253968</text:p>
          </table:table-cell>
          <table:table-cell table:number-columns-repeated="102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SUM(['Precision@k'.B39:.P39])" office:value-type="float" office:value="5.32976190476191" calcext:value-type="float">
            <text:p>5,3297619048</text:p>
          </table:table-cell>
          <table:table-cell table:formula="of:=[.B39]/[Relevance.B39]" office:value-type="float" office:value="0.532976190476191" calcext:value-type="float">
            <text:p>0,5329761905</text:p>
          </table:table-cell>
          <table:table-cell table:number-columns-repeated="102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SUM(['Precision@k'.B40:.P40])" office:value-type="float" office:value="8.33928571428572" calcext:value-type="float">
            <text:p>8,3392857143</text:p>
          </table:table-cell>
          <table:table-cell table:formula="of:=[.B40]/[Relevance.B40]" office:value-type="float" office:value="0.833928571428572" calcext:value-type="float">
            <text:p>0,8339285714</text:p>
          </table:table-cell>
          <table:table-cell table:number-columns-repeated="102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SUM(['Precision@k'.B41:.P41])" office:value-type="float" office:value="6.62301587301587" calcext:value-type="float">
            <text:p>6,623015873</text:p>
          </table:table-cell>
          <table:table-cell table:formula="of:=[.B41]/[Relevance.B41]" office:value-type="float" office:value="0.662301587301587" calcext:value-type="float">
            <text:p>0,6623015873</text:p>
          </table:table-cell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SUM(['Precision@k'.B42:.P42])" office:value-type="float" office:value="9.35277777777778" calcext:value-type="float">
            <text:p>9,3527777778</text:p>
          </table:table-cell>
          <table:table-cell table:formula="of:=[.B42]/[Relevance.B42]" office:value-type="float" office:value="0.935277777777778" calcext:value-type="float">
            <text:p>0,9352777778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.00.0000</text:date>, <text:time style:data-style-name="N2" text:time-value="17:03:53.5204241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2-08T13:13:51Z</meta:creation-date>
    <dc:date>2018-03-22T17:04:28.727816402</dc:date>
    <meta:editing-cycles>19</meta:editing-cycles>
    <meta:editing-duration>PT2H44S</meta:editing-duration>
    <dc:creator>Nes Ammim</dc:creator>
    <meta:document-statistic meta:table-count="3" meta:cell-count="1141" meta:object-count="0"/>
  </office:meta>
</office:document-meta>
</file>